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LO-Normal" style:master-page-name="MPF0" style:family="paragraph">
      <style:paragraph-properties fo:break-before="page" fo:margin-bottom="0in" fo:margin-right="-1.1812in"/>
      <style:text-properties fo:font-weight="bold" style:font-weight-asian="bold" fo:font-size="8pt" style:font-size-asian="8pt" style:font-size-complex="8pt"/>
    </style:style>
    <style:style style:name="P30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7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7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7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7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7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7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7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7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7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7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8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8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8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8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8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8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8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8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8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8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9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9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9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9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9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9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9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9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9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9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0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0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0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0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0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0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0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0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0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0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1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1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1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1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1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1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1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1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1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1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2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2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2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2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2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2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2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2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2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2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3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3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3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3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3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3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3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3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3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3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4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4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4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4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4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4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4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4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4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4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5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5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5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5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5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5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5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5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5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5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6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6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6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6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6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6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6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6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6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6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7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7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7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7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7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7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7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7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7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7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8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8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8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8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8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8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8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8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8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8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9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9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9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9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9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9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9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9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9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9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0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0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0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0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0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0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0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0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0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0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1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1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1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1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1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1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1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1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1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1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2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2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2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2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2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2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2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2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2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2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3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3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3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3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3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3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3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3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3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3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4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4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4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4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4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4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4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4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4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4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5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5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5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5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5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5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5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5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5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5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6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6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6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6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6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6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6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6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6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6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7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7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7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7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7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7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7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7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7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7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8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8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8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8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8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8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8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8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8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8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9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9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9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9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9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9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9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9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9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9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80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80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80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80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80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80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80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80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80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80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81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81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81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81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81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81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81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81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81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81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82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82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82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82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82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82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82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82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82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82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83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83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83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83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83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83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83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83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83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83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84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84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84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84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84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84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84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84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84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84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85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85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85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85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85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85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85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85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85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85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86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86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86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86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86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86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86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86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86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86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87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87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87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87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87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87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87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87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87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87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88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88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88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88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88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88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88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88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88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88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89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89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89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89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89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89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89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89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89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89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90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90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90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90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90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90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90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90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90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90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91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91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91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913" style:parent-style-name="LO-Normal" style:family="paragraph">
      <style:paragraph-properties fo:margin-bottom="0in" fo:margin-right="-1.1812in"/>
    </style:style>
    <style:style style:name="T914" style:parent-style-name="Fonteparág.padrão" style:family="text">
      <style:text-properties fo:font-weight="bold" style:font-weight-asian="bold" fo:font-size="8pt" style:font-size-asian="8pt" style:font-size-complex="8pt"/>
    </style:style>
  </office:automatic-styles>
  <office:body>
    <office:text text:use-soft-page-breaks="true">
      <text:list text:style-name="LFO3" text:continue-numbering="true">
        <text:list-item>
          <text:p text:style-name="P1">AK194844553BR</text:p>
        </text:list-item>
        <text:list-item>
          <text:p text:style-name="P305">AK194467857BR</text:p>
        </text:list-item>
        <text:list-item>
          <text:p text:style-name="P306">AA164440277BR</text:p>
        </text:list-item>
        <text:list-item>
          <text:p text:style-name="P307">AK192587976BR</text:p>
        </text:list-item>
        <text:list-item>
          <text:p text:style-name="P308">AK190782221BR</text:p>
        </text:list-item>
        <text:list-item>
          <text:p text:style-name="P309">AK193061339BR</text:p>
        </text:list-item>
        <text:list-item>
          <text:p text:style-name="P310">AA163180862BR</text:p>
        </text:list-item>
        <text:list-item>
          <text:p text:style-name="P311">AA163662388BR</text:p>
        </text:list-item>
        <text:list-item>
          <text:p text:style-name="P312">AK194310179BR</text:p>
        </text:list-item>
        <text:list-item>
          <text:p text:style-name="P313">AA163530183BR</text:p>
        </text:list-item>
        <text:list-item>
          <text:p text:style-name="P314">AK195057650BR</text:p>
        </text:list-item>
        <text:list-item>
          <text:p text:style-name="P315">AK191136900BR</text:p>
        </text:list-item>
        <text:list-item>
          <text:p text:style-name="P316">AK193031283BR</text:p>
        </text:list-item>
        <text:list-item>
          <text:p text:style-name="P317">AA164597354BR</text:p>
        </text:list-item>
        <text:list-item>
          <text:p text:style-name="P318">AK195189117BR</text:p>
        </text:list-item>
        <text:list-item>
          <text:p text:style-name="P319">AK191579240BR</text:p>
        </text:list-item>
        <text:list-item>
          <text:p text:style-name="P320">AA162889403BR</text:p>
        </text:list-item>
        <text:list-item>
          <text:p text:style-name="P321">AK193784990BR</text:p>
        </text:list-item>
        <text:list-item>
          <text:p text:style-name="P322">AK191215766BR</text:p>
        </text:list-item>
        <text:list-item>
          <text:p text:style-name="P323">AA162951176BR</text:p>
        </text:list-item>
        <text:list-item>
          <text:p text:style-name="P324">AK191324046BR</text:p>
        </text:list-item>
        <text:list-item>
          <text:p text:style-name="P325">AA162616444BR</text:p>
        </text:list-item>
        <text:list-item>
          <text:p text:style-name="P326">AA164295915BR</text:p>
        </text:list-item>
        <text:list-item>
          <text:p text:style-name="P327">AA162696252BR</text:p>
        </text:list-item>
        <text:list-item>
          <text:p text:style-name="P328">AK193402205BR</text:p>
        </text:list-item>
        <text:list-item>
          <text:p text:style-name="P329">AK190074378BR</text:p>
        </text:list-item>
        <text:list-item>
          <text:p text:style-name="P330">AK194283439BR</text:p>
        </text:list-item>
        <text:list-item>
          <text:p text:style-name="P331">AA164470923BR</text:p>
        </text:list-item>
        <text:list-item>
          <text:p text:style-name="P332">AA164470631BR</text:p>
        </text:list-item>
        <text:list-item>
          <text:p text:style-name="P333">AK195078703BR</text:p>
        </text:list-item>
        <text:list-item>
          <text:p text:style-name="P334">AK194835137BR</text:p>
        </text:list-item>
        <text:list-item>
          <text:p text:style-name="P335">AK191412735BR</text:p>
        </text:list-item>
        <text:list-item>
          <text:p text:style-name="P336">AA164566459BR</text:p>
        </text:list-item>
        <text:list-item>
          <text:p text:style-name="P337">AK191585554BR</text:p>
        </text:list-item>
        <text:list-item>
          <text:p text:style-name="P338">AA164495491BR</text:p>
        </text:list-item>
        <text:list-item>
          <text:p text:style-name="P339">AK192847203BR</text:p>
        </text:list-item>
        <text:list-item>
          <text:p text:style-name="P340">AA162808651BR</text:p>
        </text:list-item>
        <text:list-item>
          <text:p text:style-name="P341">AK192508457BR</text:p>
        </text:list-item>
        <text:list-item>
          <text:p text:style-name="P342">AK192213877BR</text:p>
        </text:list-item>
        <text:list-item>
          <text:p text:style-name="P343">AA164611135BR</text:p>
        </text:list-item>
        <text:list-item>
          <text:p text:style-name="P344">AK195064735BR</text:p>
        </text:list-item>
        <text:list-item>
          <text:p text:style-name="P345">AA164539008BR</text:p>
        </text:list-item>
        <text:list-item>
          <text:p text:style-name="P346">AA164127126BR</text:p>
        </text:list-item>
        <text:list-item>
          <text:p text:style-name="P347">AK193102254BR</text:p>
        </text:list-item>
        <text:list-item>
          <text:p text:style-name="P348">AK191041226BR</text:p>
        </text:list-item>
        <text:list-item>
          <text:p text:style-name="P349">AK194875895BR</text:p>
        </text:list-item>
        <text:list-item>
          <text:p text:style-name="P350">AA164601632BR</text:p>
        </text:list-item>
        <text:list-item>
          <text:p text:style-name="P351">AK195033503BR</text:p>
        </text:list-item>
        <text:list-item>
          <text:p text:style-name="P352">AK193482230BR</text:p>
        </text:list-item>
        <text:list-item>
          <text:p text:style-name="P353">AA165084515BR</text:p>
        </text:list-item>
        <text:list-item>
          <text:p text:style-name="P354">AK194507879BR</text:p>
        </text:list-item>
        <text:list-item>
          <text:p text:style-name="P355">AK194219210BR</text:p>
        </text:list-item>
        <text:list-item>
          <text:p text:style-name="P356">AK195036155BR</text:p>
        </text:list-item>
        <text:list-item>
          <text:p text:style-name="P357">AK193043176BR</text:p>
        </text:list-item>
        <text:list-item>
          <text:p text:style-name="P358">AK195129039BR</text:p>
        </text:list-item>
        <text:list-item>
          <text:p text:style-name="P359">AK194761200BR</text:p>
        </text:list-item>
        <text:list-item>
          <text:p text:style-name="P360">AA164437560BR</text:p>
        </text:list-item>
        <text:list-item>
          <text:p text:style-name="P361">AK191543069BR</text:p>
        </text:list-item>
        <text:list-item>
          <text:p text:style-name="P362">AK195192337BR</text:p>
        </text:list-item>
        <text:list-item>
          <text:p text:style-name="P363">AK195194655BR</text:p>
        </text:list-item>
        <text:list-item>
          <text:p text:style-name="P364">AK193966198BR</text:p>
        </text:list-item>
        <text:list-item>
          <text:p text:style-name="P365">AK194856503BR</text:p>
        </text:list-item>
        <text:list-item>
          <text:p text:style-name="P366">AA164451218BR</text:p>
        </text:list-item>
        <text:list-item>
          <text:p text:style-name="P367">AK194136532BR</text:p>
        </text:list-item>
        <text:list-item>
          <text:p text:style-name="P368">AK192997450BR</text:p>
        </text:list-item>
        <text:list-item>
          <text:p text:style-name="P369">AK195056464BR</text:p>
        </text:list-item>
        <text:list-item>
          <text:p text:style-name="P370">AK190565814BR</text:p>
        </text:list-item>
        <text:list-item>
          <text:p text:style-name="P371">AK194132204BR</text:p>
        </text:list-item>
        <text:list-item>
          <text:p text:style-name="P372">AK194106093BR</text:p>
        </text:list-item>
        <text:list-item>
          <text:p text:style-name="P373">AK194794653BR</text:p>
        </text:list-item>
        <text:list-item>
          <text:p text:style-name="P374">AK190853254BR</text:p>
        </text:list-item>
        <text:list-item>
          <text:p text:style-name="P375">AA162965303BR</text:p>
        </text:list-item>
        <text:list-item>
          <text:p text:style-name="P376">AK193488626BR</text:p>
        </text:list-item>
        <text:list-item>
          <text:p text:style-name="P377">AK190848325BR</text:p>
        </text:list-item>
        <text:list-item>
          <text:p text:style-name="P378">AK194008958BR</text:p>
        </text:list-item>
        <text:list-item>
          <text:p text:style-name="P379">AK193024115BR</text:p>
        </text:list-item>
        <text:list-item>
          <text:p text:style-name="P380">AK190640872BR</text:p>
        </text:list-item>
        <text:list-item>
          <text:p text:style-name="P381">AK191646148BR</text:p>
        </text:list-item>
        <text:list-item>
          <text:p text:style-name="P382">AK194886275BR</text:p>
        </text:list-item>
        <text:list-item>
          <text:p text:style-name="P383">AA162519306BR</text:p>
        </text:list-item>
        <text:list-item>
          <text:p text:style-name="P384">AK191142114BR</text:p>
        </text:list-item>
        <text:list-item>
          <text:p text:style-name="P385">AK190201859BR</text:p>
        </text:list-item>
        <text:list-item>
          <text:p text:style-name="P386">AK190999400BR</text:p>
        </text:list-item>
        <text:list-item>
          <text:p text:style-name="P387">AK195187178BR</text:p>
        </text:list-item>
        <text:list-item>
          <text:p text:style-name="P388">AA162479068BR</text:p>
        </text:list-item>
        <text:list-item>
          <text:p text:style-name="P389">AK193143086BR</text:p>
        </text:list-item>
        <text:list-item>
          <text:p text:style-name="P390">AK192909866BR</text:p>
        </text:list-item>
        <text:list-item>
          <text:p text:style-name="P391">AK191072183BR</text:p>
        </text:list-item>
        <text:list-item>
          <text:p text:style-name="P392">AK192526291BR</text:p>
        </text:list-item>
        <text:list-item>
          <text:p text:style-name="P393">AK193969282BR</text:p>
        </text:list-item>
        <text:list-item>
          <text:p text:style-name="P394">AK194231414BR</text:p>
        </text:list-item>
        <text:list-item>
          <text:p text:style-name="P395">AK193485015BR</text:p>
        </text:list-item>
        <text:list-item>
          <text:p text:style-name="P396">AK193556935BR</text:p>
        </text:list-item>
        <text:list-item>
          <text:p text:style-name="P397">AK190992596BR</text:p>
        </text:list-item>
        <text:list-item>
          <text:p text:style-name="P398">AK191751092BR</text:p>
        </text:list-item>
        <text:list-item>
          <text:p text:style-name="P399">AK195438503BR</text:p>
        </text:list-item>
        <text:list-item>
          <text:p text:style-name="P400">AA162290495BR</text:p>
        </text:list-item>
        <text:list-item>
          <text:p text:style-name="P401">AA162587748BR</text:p>
        </text:list-item>
        <text:list-item>
          <text:p text:style-name="P402">AK191404835BR</text:p>
        </text:list-item>
        <text:list-item>
          <text:p text:style-name="P403">AK194305681BR</text:p>
        </text:list-item>
        <text:list-item>
          <text:p text:style-name="P404">AK195075415BR</text:p>
        </text:list-item>
        <text:list-item>
          <text:p text:style-name="P405">AK193374005BR</text:p>
        </text:list-item>
        <text:list-item>
          <text:p text:style-name="P406">AK193377951BR</text:p>
        </text:list-item>
        <text:list-item>
          <text:p text:style-name="P407">AA163550744BR</text:p>
        </text:list-item>
        <text:list-item>
          <text:p text:style-name="P408">AA163222307BR</text:p>
        </text:list-item>
        <text:list-item>
          <text:p text:style-name="P409">AK192552963BR</text:p>
        </text:list-item>
        <text:list-item>
          <text:p text:style-name="P410">AK192237105BR</text:p>
        </text:list-item>
        <text:list-item>
          <text:p text:style-name="P411">AA164231968BR</text:p>
        </text:list-item>
        <text:list-item>
          <text:p text:style-name="P412">AA162920369BR</text:p>
        </text:list-item>
        <text:list-item>
          <text:p text:style-name="P413">AK192094596BR</text:p>
        </text:list-item>
        <text:list-item>
          <text:p text:style-name="P414">AK194914807BR</text:p>
        </text:list-item>
        <text:list-item>
          <text:p text:style-name="P415">AA162565331BR</text:p>
        </text:list-item>
        <text:list-item>
          <text:p text:style-name="P416">AK194277305BR</text:p>
        </text:list-item>
        <text:list-item>
          <text:p text:style-name="P417">AK194399485BR</text:p>
        </text:list-item>
        <text:list-item>
          <text:p text:style-name="P418">AA162934782BR</text:p>
        </text:list-item>
        <text:list-item>
          <text:p text:style-name="P419">AK193374080BR</text:p>
        </text:list-item>
        <text:list-item>
          <text:p text:style-name="P420">AA162587473BR</text:p>
        </text:list-item>
        <text:list-item>
          <text:p text:style-name="P421">AA164683866BR</text:p>
        </text:list-item>
        <text:list-item>
          <text:p text:style-name="P422">AK191366412BR</text:p>
        </text:list-item>
        <text:list-item>
          <text:p text:style-name="P423">AK191581328BR</text:p>
        </text:list-item>
        <text:list-item>
          <text:p text:style-name="P424">AK192843467BR</text:p>
        </text:list-item>
        <text:list-item>
          <text:p text:style-name="P425">AA164585682BR</text:p>
        </text:list-item>
        <text:list-item>
          <text:p text:style-name="P426">AK192220612BR</text:p>
        </text:list-item>
        <text:list-item>
          <text:p text:style-name="P427">AA164477351BR</text:p>
        </text:list-item>
        <text:list-item>
          <text:p text:style-name="P428">AA164249487BR</text:p>
        </text:list-item>
        <text:list-item>
          <text:p text:style-name="P429">AA164277505BR</text:p>
        </text:list-item>
        <text:list-item>
          <text:p text:style-name="P430">AK075718020BR</text:p>
        </text:list-item>
        <text:list-item>
          <text:p text:style-name="P431">AA164291799BR</text:p>
        </text:list-item>
        <text:list-item>
          <text:p text:style-name="P432">AK193819742BR</text:p>
        </text:list-item>
        <text:list-item>
          <text:p text:style-name="P433">AA163818743BR</text:p>
        </text:list-item>
        <text:list-item>
          <text:p text:style-name="P434">AK191082279BR</text:p>
        </text:list-item>
        <text:list-item>
          <text:p text:style-name="P435">AK191043329BR</text:p>
        </text:list-item>
        <text:list-item>
          <text:p text:style-name="P436">AK193403020BR</text:p>
        </text:list-item>
        <text:list-item>
          <text:p text:style-name="P437">AK194939485BR</text:p>
        </text:list-item>
        <text:list-item>
          <text:p text:style-name="P438">AK194268621BR</text:p>
        </text:list-item>
        <text:list-item>
          <text:p text:style-name="P439">AA162511611BR</text:p>
        </text:list-item>
        <text:list-item>
          <text:p text:style-name="P440">AA164310864BR</text:p>
        </text:list-item>
        <text:list-item>
          <text:p text:style-name="P441">AK193417430BR</text:p>
        </text:list-item>
        <text:list-item>
          <text:p text:style-name="P442">AK194540897BR</text:p>
        </text:list-item>
        <text:list-item>
          <text:p text:style-name="P443">AK194485507BR</text:p>
        </text:list-item>
        <text:list-item>
          <text:p text:style-name="P444">AA162680460BR</text:p>
        </text:list-item>
        <text:list-item>
          <text:p text:style-name="P445">AK194492882BR</text:p>
        </text:list-item>
        <text:list-item>
          <text:p text:style-name="P446">AK190946150BR</text:p>
        </text:list-item>
        <text:list-item>
          <text:p text:style-name="P447">AK194266206BR</text:p>
        </text:list-item>
        <text:list-item>
          <text:p text:style-name="P448">AK195541562BR</text:p>
        </text:list-item>
        <text:list-item>
          <text:p text:style-name="P449">AK194231785BR</text:p>
        </text:list-item>
        <text:list-item>
          <text:p text:style-name="P450">AK194261708BR</text:p>
        </text:list-item>
        <text:list-item>
          <text:p text:style-name="P451">AK190562565BR</text:p>
        </text:list-item>
        <text:list-item>
          <text:p text:style-name="P452">AK190862534BR</text:p>
        </text:list-item>
        <text:list-item>
          <text:p text:style-name="P453">AA163200448BR</text:p>
        </text:list-item>
        <text:list-item>
          <text:p text:style-name="P454">AK194974522BR</text:p>
        </text:list-item>
        <text:list-item>
          <text:p text:style-name="P455">AA162903975BR</text:p>
        </text:list-item>
        <text:list-item>
          <text:p text:style-name="P456">AK191098781BR</text:p>
        </text:list-item>
        <text:list-item>
          <text:p text:style-name="P457">AK193054165BR</text:p>
        </text:list-item>
        <text:list-item>
          <text:p text:style-name="P458">AK192462653BR</text:p>
        </text:list-item>
        <text:list-item>
          <text:p text:style-name="P459">AA163229115BR</text:p>
        </text:list-item>
        <text:list-item>
          <text:p text:style-name="P460">AK196950890BR</text:p>
        </text:list-item>
        <text:list-item>
          <text:p text:style-name="P461">AK194241408BR</text:p>
        </text:list-item>
        <text:list-item>
          <text:p text:style-name="P462">AK194492295BR</text:p>
        </text:list-item>
        <text:list-item>
          <text:p text:style-name="P463">AK194507919BR</text:p>
        </text:list-item>
        <text:list-item>
          <text:p text:style-name="P464">AA164274725BR</text:p>
        </text:list-item>
        <text:list-item>
          <text:p text:style-name="P465">AK192470924BR</text:p>
        </text:list-item>
        <text:list-item>
          <text:p text:style-name="P466">AA164904390BR</text:p>
        </text:list-item>
        <text:list-item>
          <text:p text:style-name="P467">AK192567044BR</text:p>
        </text:list-item>
        <text:list-item>
          <text:p text:style-name="P468">AK192508307BR</text:p>
        </text:list-item>
        <text:list-item>
          <text:p text:style-name="P469">AK192544556BR</text:p>
        </text:list-item>
        <text:list-item>
          <text:p text:style-name="P470">AK192516881BR</text:p>
        </text:list-item>
        <text:list-item>
          <text:p text:style-name="P471">AA163263054BR</text:p>
        </text:list-item>
        <text:list-item>
          <text:p text:style-name="P472">AK192366555BR</text:p>
        </text:list-item>
        <text:list-item>
          <text:p text:style-name="P473">AA163113766BR</text:p>
        </text:list-item>
        <text:list-item>
          <text:p text:style-name="P474">AK192136225BR</text:p>
        </text:list-item>
        <text:list-item>
          <text:p text:style-name="P475">AK192508735BR</text:p>
        </text:list-item>
        <text:list-item>
          <text:p text:style-name="P476">AA164547636BR</text:p>
        </text:list-item>
        <text:list-item>
          <text:p text:style-name="P477">AA164668824BR</text:p>
        </text:list-item>
        <text:list-item>
          <text:p text:style-name="P478">AA164716670BR</text:p>
        </text:list-item>
        <text:list-item>
          <text:p text:style-name="P479">AA164899482BR</text:p>
        </text:list-item>
        <text:list-item>
          <text:p text:style-name="P480">AK193596501BR</text:p>
        </text:list-item>
        <text:list-item>
          <text:p text:style-name="P481">AK194722400BR</text:p>
        </text:list-item>
        <text:list-item>
          <text:p text:style-name="P482">AK192347940BR</text:p>
        </text:list-item>
        <text:list-item>
          <text:p text:style-name="P483">AK194650861BR</text:p>
        </text:list-item>
        <text:list-item>
          <text:p text:style-name="P484">AK190184719BR</text:p>
        </text:list-item>
        <text:list-item>
          <text:p text:style-name="P485">AA164200625BR</text:p>
        </text:list-item>
        <text:list-item>
          <text:p text:style-name="P486">AK190251492BR</text:p>
        </text:list-item>
        <text:list-item>
          <text:p text:style-name="P487">AK192557550BR</text:p>
        </text:list-item>
        <text:list-item>
          <text:p text:style-name="P488">AK193326915BR</text:p>
        </text:list-item>
        <text:list-item>
          <text:p text:style-name="P489">AA163112615BR</text:p>
        </text:list-item>
        <text:list-item>
          <text:p text:style-name="P490">AA163105985BR</text:p>
        </text:list-item>
        <text:list-item>
          <text:p text:style-name="P491">AA163104415BR</text:p>
        </text:list-item>
        <text:list-item>
          <text:p text:style-name="P492">AA163229336BR</text:p>
        </text:list-item>
        <text:list-item>
          <text:p text:style-name="P493">AK195248889BR</text:p>
        </text:list-item>
        <text:list-item>
          <text:p text:style-name="P494">AK192568141BR</text:p>
        </text:list-item>
        <text:list-item>
          <text:p text:style-name="P495">AK192116209BR</text:p>
        </text:list-item>
        <text:list-item>
          <text:p text:style-name="P496">AK191608581BR</text:p>
        </text:list-item>
        <text:list-item>
          <text:p text:style-name="P497">AA163118825BR</text:p>
        </text:list-item>
        <text:list-item>
          <text:p text:style-name="P498">AK195860212BR</text:p>
        </text:list-item>
        <text:list-item>
          <text:p text:style-name="P499">AK075717086BR</text:p>
        </text:list-item>
        <text:list-item>
          <text:p text:style-name="P500">AK191731226BR</text:p>
        </text:list-item>
        <text:list-item>
          <text:p text:style-name="P501">AK191737762BR</text:p>
        </text:list-item>
        <text:list-item>
          <text:p text:style-name="P502">AA162555524BR</text:p>
        </text:list-item>
        <text:list-item>
          <text:p text:style-name="P503">AK195014169BR</text:p>
        </text:list-item>
        <text:list-item>
          <text:p text:style-name="P504">AK193071680BR</text:p>
        </text:list-item>
        <text:list-item>
          <text:p text:style-name="P505">AK192205408BR</text:p>
        </text:list-item>
        <text:list-item>
          <text:p text:style-name="P506">AA165043507BR</text:p>
        </text:list-item>
        <text:list-item>
          <text:p text:style-name="P507">AA163071195BR</text:p>
        </text:list-item>
        <text:list-item>
          <text:p text:style-name="P508">AK193168278BR</text:p>
        </text:list-item>
        <text:list-item>
          <text:p text:style-name="P509">AK191503113BR</text:p>
        </text:list-item>
        <text:list-item>
          <text:p text:style-name="P510">AK195049715BR</text:p>
        </text:list-item>
        <text:list-item>
          <text:p text:style-name="P511">AK191547701BR</text:p>
        </text:list-item>
        <text:list-item>
          <text:p text:style-name="P512">AK193637722BR</text:p>
        </text:list-item>
        <text:list-item>
          <text:p text:style-name="P513">AA163765113BR</text:p>
        </text:list-item>
        <text:list-item>
          <text:p text:style-name="P514">AK194564195BR</text:p>
        </text:list-item>
        <text:list-item>
          <text:p text:style-name="P515">AK190204501BR</text:p>
        </text:list-item>
        <text:list-item>
          <text:p text:style-name="P516">AK191766790BR</text:p>
        </text:list-item>
        <text:list-item>
          <text:p text:style-name="P517">AK193606950BR</text:p>
        </text:list-item>
        <text:list-item>
          <text:p text:style-name="P518">AK194645243BR</text:p>
        </text:list-item>
        <text:list-item>
          <text:p text:style-name="P519">AA162270915BR</text:p>
        </text:list-item>
        <text:list-item>
          <text:p text:style-name="P520">AA164264317BR</text:p>
        </text:list-item>
        <text:list-item>
          <text:p text:style-name="P521">AK195127452BR</text:p>
        </text:list-item>
        <text:list-item>
          <text:p text:style-name="P522">AK194911655BR</text:p>
        </text:list-item>
        <text:list-item>
          <text:p text:style-name="P523">AK194189288BR</text:p>
        </text:list-item>
        <text:list-item>
          <text:p text:style-name="P524">AK194751644BR</text:p>
        </text:list-item>
        <text:list-item>
          <text:p text:style-name="P525">AK194636122BR</text:p>
        </text:list-item>
        <text:list-item>
          <text:p text:style-name="P526">AA164334313BR</text:p>
        </text:list-item>
        <text:list-item>
          <text:p text:style-name="P527">AA164708792BR</text:p>
        </text:list-item>
        <text:list-item>
          <text:p text:style-name="P528">AA163049467BR</text:p>
        </text:list-item>
        <text:list-item>
          <text:p text:style-name="P529">AK191246834BR</text:p>
        </text:list-item>
        <text:list-item>
          <text:p text:style-name="P530">AK195023996BR</text:p>
        </text:list-item>
        <text:list-item>
          <text:p text:style-name="P531">AK192956472BR</text:p>
        </text:list-item>
        <text:list-item>
          <text:p text:style-name="P532">AK194271943BR</text:p>
        </text:list-item>
        <text:list-item>
          <text:p text:style-name="P533">AK194438935BR</text:p>
        </text:list-item>
        <text:list-item>
          <text:p text:style-name="P534">AK194909387BR</text:p>
        </text:list-item>
        <text:list-item>
          <text:p text:style-name="P535">AK194595578BR</text:p>
        </text:list-item>
        <text:list-item>
          <text:p text:style-name="P536">AA164417980BR</text:p>
        </text:list-item>
        <text:list-item>
          <text:p text:style-name="P537">AA164389113BR</text:p>
        </text:list-item>
        <text:list-item>
          <text:p text:style-name="P538">AK193721249BR</text:p>
        </text:list-item>
        <text:list-item>
          <text:p text:style-name="P539">AA164138044BR</text:p>
        </text:list-item>
        <text:list-item>
          <text:p text:style-name="P540">AA163505970BR</text:p>
        </text:list-item>
        <text:list-item>
          <text:p text:style-name="P541">AK193512064BR</text:p>
        </text:list-item>
        <text:list-item>
          <text:p text:style-name="P542">AK190594095BR</text:p>
        </text:list-item>
        <text:list-item>
          <text:p text:style-name="P543">AA163817306BR</text:p>
        </text:list-item>
        <text:list-item>
          <text:p text:style-name="P544">AA164483391BR</text:p>
        </text:list-item>
        <text:list-item>
          <text:p text:style-name="P545">AA162968653BR</text:p>
        </text:list-item>
        <text:list-item>
          <text:p text:style-name="P546">AK190686185BR</text:p>
        </text:list-item>
        <text:list-item>
          <text:p text:style-name="P547">AK195182462BR</text:p>
        </text:list-item>
        <text:list-item>
          <text:p text:style-name="P548">AK194545130BR</text:p>
        </text:list-item>
        <text:list-item>
          <text:p text:style-name="P549">AK194548683BR</text:p>
        </text:list-item>
        <text:list-item>
          <text:p text:style-name="P550">AK195115865BR</text:p>
        </text:list-item>
        <text:list-item>
          <text:p text:style-name="P551">AK195230335BR</text:p>
        </text:list-item>
        <text:list-item>
          <text:p text:style-name="P552">AK195489981BR</text:p>
        </text:list-item>
        <text:list-item>
          <text:p text:style-name="P553">AK195262024BR</text:p>
        </text:list-item>
        <text:list-item>
          <text:p text:style-name="P554">AK191508274BR</text:p>
        </text:list-item>
        <text:list-item>
          <text:p text:style-name="P555">AK195107360BR</text:p>
        </text:list-item>
        <text:list-item>
          <text:p text:style-name="P556">AK195133033BR</text:p>
        </text:list-item>
        <text:list-item>
          <text:p text:style-name="P557">AK190306735BR</text:p>
        </text:list-item>
        <text:list-item>
          <text:p text:style-name="P558">AK193714628BR</text:p>
        </text:list-item>
        <text:list-item>
          <text:p text:style-name="P559">AA163009834BR</text:p>
        </text:list-item>
        <text:list-item>
          <text:p text:style-name="P560">AK190809091BR</text:p>
        </text:list-item>
        <text:list-item>
          <text:p text:style-name="P561">AK195562474BR</text:p>
        </text:list-item>
        <text:list-item>
          <text:p text:style-name="P562">AA162673472BR</text:p>
        </text:list-item>
        <text:list-item>
          <text:p text:style-name="P563">AA163070663BR</text:p>
        </text:list-item>
        <text:list-item>
          <text:p text:style-name="P564">AA164451045BR</text:p>
        </text:list-item>
        <text:list-item>
          <text:p text:style-name="P565">AA163617300BR</text:p>
        </text:list-item>
        <text:list-item>
          <text:p text:style-name="P566">AK192759512BR</text:p>
        </text:list-item>
        <text:list-item>
          <text:p text:style-name="P567">AA163599977BR</text:p>
        </text:list-item>
        <text:list-item>
          <text:p text:style-name="P568">AA163445366BR</text:p>
        </text:list-item>
        <text:list-item>
          <text:p text:style-name="P569">AA163599963BR</text:p>
        </text:list-item>
        <text:list-item>
          <text:p text:style-name="P570">AK192625008BR</text:p>
        </text:list-item>
        <text:list-item>
          <text:p text:style-name="P571">AK192637902BR</text:p>
        </text:list-item>
        <text:list-item>
          <text:p text:style-name="P572">AA163345898BR</text:p>
        </text:list-item>
        <text:list-item>
          <text:p text:style-name="P573">AK191601067BR</text:p>
        </text:list-item>
        <text:list-item>
          <text:p text:style-name="P574">AA163709575BR</text:p>
        </text:list-item>
        <text:list-item>
          <text:p text:style-name="P575">AA162993114BR</text:p>
        </text:list-item>
        <text:list-item>
          <text:p text:style-name="P576">AK190156845BR</text:p>
        </text:list-item>
        <text:list-item>
          <text:p text:style-name="P577">AK192901981BR</text:p>
        </text:list-item>
        <text:list-item>
          <text:p text:style-name="P578">AK190538969BR</text:p>
        </text:list-item>
        <text:list-item>
          <text:p text:style-name="P579">AA163522173BR</text:p>
        </text:list-item>
        <text:list-item>
          <text:p text:style-name="P580">AK190204740BR</text:p>
        </text:list-item>
        <text:list-item>
          <text:p text:style-name="P581">AA164499873BR</text:p>
        </text:list-item>
        <text:list-item>
          <text:p text:style-name="P582">AA164333091BR</text:p>
        </text:list-item>
        <text:list-item>
          <text:p text:style-name="P583">AK194174575BR</text:p>
        </text:list-item>
        <text:list-item>
          <text:p text:style-name="P584">AA164182431BR</text:p>
        </text:list-item>
        <text:list-item>
          <text:p text:style-name="P585">AK193389209BR</text:p>
        </text:list-item>
        <text:list-item>
          <text:p text:style-name="P586">AK193729993BR</text:p>
        </text:list-item>
        <text:list-item>
          <text:p text:style-name="P587">AA164313097BR</text:p>
        </text:list-item>
        <text:list-item>
          <text:p text:style-name="P588">AK194030810BR</text:p>
        </text:list-item>
        <text:list-item>
          <text:p text:style-name="P589">AK194211485BR</text:p>
        </text:list-item>
        <text:list-item>
          <text:p text:style-name="P590">AK194103300BR</text:p>
        </text:list-item>
        <text:list-item>
          <text:p text:style-name="P591">AK194085742BR</text:p>
        </text:list-item>
        <text:list-item>
          <text:p text:style-name="P592">AK194721112BR</text:p>
        </text:list-item>
        <text:list-item>
          <text:p text:style-name="P593">AK190753653BR</text:p>
        </text:list-item>
        <text:list-item>
          <text:p text:style-name="P594">AA101223320BR</text:p>
        </text:list-item>
        <text:list-item>
          <text:p text:style-name="P595">AK194785325BR</text:p>
        </text:list-item>
        <text:list-item>
          <text:p text:style-name="P596">AA164459415BR</text:p>
        </text:list-item>
        <text:list-item>
          <text:p text:style-name="P597">AK191258381BR</text:p>
        </text:list-item>
        <text:list-item>
          <text:p text:style-name="P598">AK193495043BR</text:p>
        </text:list-item>
        <text:list-item>
          <text:p text:style-name="P599">AA164508181BR</text:p>
        </text:list-item>
        <text:list-item>
          <text:p text:style-name="P600">AA163214186BR</text:p>
        </text:list-item>
        <text:list-item>
          <text:p text:style-name="P601">AK195072232BR</text:p>
        </text:list-item>
        <text:list-item>
          <text:p text:style-name="P602">AK192879585BR</text:p>
        </text:list-item>
        <text:list-item>
          <text:p text:style-name="P603">AA163717603BR</text:p>
        </text:list-item>
        <text:list-item>
          <text:p text:style-name="P604">AA164499935BR</text:p>
        </text:list-item>
        <text:list-item>
          <text:p text:style-name="P605">AK190233882BR</text:p>
        </text:list-item>
        <text:list-item>
          <text:p text:style-name="P606">AK194728005BR</text:p>
        </text:list-item>
        <text:list-item>
          <text:p text:style-name="P607">AK194945781BR</text:p>
        </text:list-item>
        <text:list-item>
          <text:p text:style-name="P608">AK193439642BR</text:p>
        </text:list-item>
        <text:list-item>
          <text:p text:style-name="P609">AK194957161BR</text:p>
        </text:list-item>
        <text:list-item>
          <text:p text:style-name="P610">AK194997656BR</text:p>
        </text:list-item>
        <text:list-item>
          <text:p text:style-name="P611">AA163461077BR</text:p>
        </text:list-item>
        <text:list-item>
          <text:p text:style-name="P612">AK195024170BR</text:p>
        </text:list-item>
        <text:list-item>
          <text:p text:style-name="P613">AK193466237BR</text:p>
        </text:list-item>
        <text:list-item>
          <text:p text:style-name="P614">AA163787025BR</text:p>
        </text:list-item>
        <text:list-item>
          <text:p text:style-name="P615">AK195632688BR</text:p>
        </text:list-item>
        <text:list-item>
          <text:p text:style-name="P616">AK195581915BR</text:p>
        </text:list-item>
        <text:list-item>
          <text:p text:style-name="P617">AA163810753BR</text:p>
        </text:list-item>
        <text:list-item>
          <text:p text:style-name="P618">AK194216363BR</text:p>
        </text:list-item>
        <text:list-item>
          <text:p text:style-name="P619">AK193673945BR</text:p>
        </text:list-item>
        <text:list-item>
          <text:p text:style-name="P620">AK195620129BR</text:p>
        </text:list-item>
        <text:list-item>
          <text:p text:style-name="P621">AA164405774BR</text:p>
        </text:list-item>
        <text:list-item>
          <text:p text:style-name="P622">AK191733465BR</text:p>
        </text:list-item>
        <text:list-item>
          <text:p text:style-name="P623">AK191632360BR</text:p>
        </text:list-item>
        <text:list-item>
          <text:p text:style-name="P624">AA164442352BR</text:p>
        </text:list-item>
        <text:list-item>
          <text:p text:style-name="P625">AK193497469BR</text:p>
        </text:list-item>
        <text:list-item>
          <text:p text:style-name="P626">AK192230654BR</text:p>
        </text:list-item>
        <text:list-item>
          <text:p text:style-name="P627">AK193108668BR</text:p>
        </text:list-item>
        <text:list-item>
          <text:p text:style-name="P628">AA163685097BR</text:p>
        </text:list-item>
        <text:list-item>
          <text:p text:style-name="P629">AA163523063BR</text:p>
        </text:list-item>
        <text:list-item>
          <text:p text:style-name="P630">AK193971290BR</text:p>
        </text:list-item>
        <text:list-item>
          <text:p text:style-name="P631">AK191573595BR</text:p>
        </text:list-item>
        <text:list-item>
          <text:p text:style-name="P632">AK195033548BR</text:p>
        </text:list-item>
        <text:list-item>
          <text:p text:style-name="P633">AK194957277BR</text:p>
        </text:list-item>
        <text:list-item>
          <text:p text:style-name="P634">AK194128916BR</text:p>
        </text:list-item>
        <text:list-item>
          <text:p text:style-name="P635">AK190858438BR</text:p>
        </text:list-item>
        <text:list-item>
          <text:p text:style-name="P636">AK195268279BR</text:p>
        </text:list-item>
        <text:list-item>
          <text:p text:style-name="P637">AK194273269BR</text:p>
        </text:list-item>
        <text:list-item>
          <text:p text:style-name="P638">AK191362818BR</text:p>
        </text:list-item>
        <text:list-item>
          <text:p text:style-name="P639">AK193658095BR</text:p>
        </text:list-item>
        <text:list-item>
          <text:p text:style-name="P640">AK191405725BR</text:p>
        </text:list-item>
        <text:list-item>
          <text:p text:style-name="P641">AK192835219BR</text:p>
        </text:list-item>
        <text:list-item>
          <text:p text:style-name="P642">AA164583810BR</text:p>
        </text:list-item>
        <text:list-item>
          <text:p text:style-name="P643">AA162948490BR</text:p>
        </text:list-item>
        <text:list-item>
          <text:p text:style-name="P644">AK190876122BR</text:p>
        </text:list-item>
        <text:list-item>
          <text:p text:style-name="P645">AA162724214BR</text:p>
        </text:list-item>
        <text:list-item>
          <text:p text:style-name="P646">AA164554393BR</text:p>
        </text:list-item>
        <text:list-item>
          <text:p text:style-name="P647">AK195043562BR</text:p>
        </text:list-item>
        <text:list-item>
          <text:p text:style-name="P648">AK191640692BR</text:p>
        </text:list-item>
        <text:list-item>
          <text:p text:style-name="P649">AK191527914BR</text:p>
        </text:list-item>
        <text:list-item>
          <text:p text:style-name="P650">AA163018178BR</text:p>
        </text:list-item>
        <text:list-item>
          <text:p text:style-name="P651">AK194715015BR</text:p>
        </text:list-item>
        <text:list-item>
          <text:p text:style-name="P652">AK194715412BR</text:p>
        </text:list-item>
        <text:list-item>
          <text:p text:style-name="P653">AK194087709BR</text:p>
        </text:list-item>
        <text:list-item>
          <text:p text:style-name="P654">AA163807516BR</text:p>
        </text:list-item>
        <text:list-item>
          <text:p text:style-name="P655">AK192970315BR</text:p>
        </text:list-item>
        <text:list-item>
          <text:p text:style-name="P656">AK190314816BR</text:p>
        </text:list-item>
        <text:list-item>
          <text:p text:style-name="P657">AK195160422BR</text:p>
        </text:list-item>
        <text:list-item>
          <text:p text:style-name="P658">AK194939389BR</text:p>
        </text:list-item>
        <text:list-item>
          <text:p text:style-name="P659">AK194948023BR</text:p>
        </text:list-item>
        <text:list-item>
          <text:p text:style-name="P660">AK195140167BR</text:p>
        </text:list-item>
        <text:list-item>
          <text:p text:style-name="P661">AK195146669BR</text:p>
        </text:list-item>
        <text:list-item>
          <text:p text:style-name="P662">AK194588736BR</text:p>
        </text:list-item>
        <text:list-item>
          <text:p text:style-name="P663">AK194578552BR</text:p>
        </text:list-item>
        <text:list-item>
          <text:p text:style-name="P664">AK194016588BR</text:p>
        </text:list-item>
        <text:list-item>
          <text:p text:style-name="P665">AK193999505BR</text:p>
        </text:list-item>
        <text:list-item>
          <text:p text:style-name="P666">AK190791501BR</text:p>
        </text:list-item>
        <text:list-item>
          <text:p text:style-name="P667">AK190527294BR</text:p>
        </text:list-item>
        <text:list-item>
          <text:p text:style-name="P668">AA163023972BR</text:p>
        </text:list-item>
        <text:list-item>
          <text:p text:style-name="P669">AA163453549BR</text:p>
        </text:list-item>
        <text:list-item>
          <text:p text:style-name="P670">AK191298045BR</text:p>
        </text:list-item>
        <text:list-item>
          <text:p text:style-name="P671">AK190515340BR</text:p>
        </text:list-item>
        <text:list-item>
          <text:p text:style-name="P672">AK193505885BR</text:p>
        </text:list-item>
        <text:list-item>
          <text:p text:style-name="P673">AK193648314BR</text:p>
        </text:list-item>
        <text:list-item>
          <text:p text:style-name="P674">AA164197952BR</text:p>
        </text:list-item>
        <text:list-item>
          <text:p text:style-name="P675">AA163766459BR</text:p>
        </text:list-item>
        <text:list-item>
          <text:p text:style-name="P676">AK193354730BR</text:p>
        </text:list-item>
        <text:list-item>
          <text:p text:style-name="P677">AK193370984BR</text:p>
        </text:list-item>
        <text:list-item>
          <text:p text:style-name="P678">AK193171802BR</text:p>
        </text:list-item>
        <text:list-item>
          <text:p text:style-name="P679">AK192594075BR</text:p>
        </text:list-item>
        <text:list-item>
          <text:p text:style-name="P680">AA163729204BR</text:p>
        </text:list-item>
        <text:list-item>
          <text:p text:style-name="P681">AK192517961BR</text:p>
        </text:list-item>
        <text:list-item>
          <text:p text:style-name="P682">AK194923185BR</text:p>
        </text:list-item>
        <text:list-item>
          <text:p text:style-name="P683">AA163390985BR</text:p>
        </text:list-item>
        <text:list-item>
          <text:p text:style-name="P684">AK193179695BR</text:p>
        </text:list-item>
        <text:list-item>
          <text:p text:style-name="P685">AK193613451BR</text:p>
        </text:list-item>
        <text:list-item>
          <text:p text:style-name="P686">AA163739507BR</text:p>
        </text:list-item>
        <text:list-item>
          <text:p text:style-name="P687">AK193596166BR</text:p>
        </text:list-item>
        <text:list-item>
          <text:p text:style-name="P688">AK193358011BR</text:p>
        </text:list-item>
        <text:list-item>
          <text:p text:style-name="P689">AK192659222BR</text:p>
        </text:list-item>
        <text:list-item>
          <text:p text:style-name="P690">AK194957365BR</text:p>
        </text:list-item>
        <text:list-item>
          <text:p text:style-name="P691">AK193400292BR</text:p>
        </text:list-item>
        <text:list-item>
          <text:p text:style-name="P692">AK193782035BR</text:p>
        </text:list-item>
        <text:list-item>
          <text:p text:style-name="P693">AK193345494BR</text:p>
        </text:list-item>
        <text:list-item>
          <text:p text:style-name="P694">AK193337665BR</text:p>
        </text:list-item>
        <text:list-item>
          <text:p text:style-name="P695">AA163645495BR</text:p>
        </text:list-item>
        <text:list-item>
          <text:p text:style-name="P696">AK193228175BR</text:p>
        </text:list-item>
        <text:list-item>
          <text:p text:style-name="P697">AK191588136BR</text:p>
        </text:list-item>
        <text:list-item>
          <text:p text:style-name="P698">AA163340255BR</text:p>
        </text:list-item>
        <text:list-item>
          <text:p text:style-name="P699">AA163637587BR</text:p>
        </text:list-item>
        <text:list-item>
          <text:p text:style-name="P700">AK191763396BR</text:p>
        </text:list-item>
        <text:list-item>
          <text:p text:style-name="P701">AA162994110BR</text:p>
        </text:list-item>
        <text:list-item>
          <text:p text:style-name="P702">AA163570854BR</text:p>
        </text:list-item>
        <text:list-item>
          <text:p text:style-name="P703">AK191363455BR</text:p>
        </text:list-item>
        <text:list-item>
          <text:p text:style-name="P704">AK195029132BR</text:p>
        </text:list-item>
        <text:list-item>
          <text:p text:style-name="P705">AK191660649BR</text:p>
        </text:list-item>
        <text:list-item>
          <text:p text:style-name="P706">AK194313983BR</text:p>
        </text:list-item>
        <text:list-item>
          <text:p text:style-name="P707">AK193227815BR</text:p>
        </text:list-item>
        <text:list-item>
          <text:p text:style-name="P708">AA163420735BR</text:p>
        </text:list-item>
        <text:list-item>
          <text:p text:style-name="P709">AA163728861BR</text:p>
        </text:list-item>
        <text:list-item>
          <text:p text:style-name="P710">AA164617181BR</text:p>
        </text:list-item>
        <text:list-item>
          <text:p text:style-name="P711">AK195235125BR</text:p>
        </text:list-item>
        <text:list-item>
          <text:p text:style-name="P712">AK195113277BR</text:p>
        </text:list-item>
        <text:list-item>
          <text:p text:style-name="P713">AA164281496BR</text:p>
        </text:list-item>
        <text:list-item>
          <text:p text:style-name="P714">AA164436621BR</text:p>
        </text:list-item>
        <text:list-item>
          <text:p text:style-name="P715">AA163423961BR</text:p>
        </text:list-item>
        <text:list-item>
          <text:p text:style-name="P716">AK192186828BR</text:p>
        </text:list-item>
        <text:list-item>
          <text:p text:style-name="P717">AK192527500BR</text:p>
        </text:list-item>
        <text:list-item>
          <text:p text:style-name="P718">AK194368001BR</text:p>
        </text:list-item>
        <text:list-item>
          <text:p text:style-name="P719">AK193676981BR</text:p>
        </text:list-item>
        <text:list-item>
          <text:p text:style-name="P720">AA162506038BR</text:p>
        </text:list-item>
        <text:list-item>
          <text:p text:style-name="P721">AA163638335BR</text:p>
        </text:list-item>
        <text:list-item>
          <text:p text:style-name="P722">AK193705688BR</text:p>
        </text:list-item>
        <text:list-item>
          <text:p text:style-name="P723">AK190489993BR</text:p>
        </text:list-item>
        <text:list-item>
          <text:p text:style-name="P724">AK193081951BR</text:p>
        </text:list-item>
        <text:list-item>
          <text:p text:style-name="P725">AK194098658BR</text:p>
        </text:list-item>
        <text:list-item>
          <text:p text:style-name="P726">AK194139658BR</text:p>
        </text:list-item>
        <text:list-item>
          <text:p text:style-name="P727">AK192518661BR</text:p>
        </text:list-item>
        <text:list-item>
          <text:p text:style-name="P728">AK191769972BR</text:p>
        </text:list-item>
        <text:list-item>
          <text:p text:style-name="P729">AK193988088BR</text:p>
        </text:list-item>
        <text:list-item>
          <text:p text:style-name="P730">AK190366623BR</text:p>
        </text:list-item>
        <text:list-item>
          <text:p text:style-name="P731">AA163008153BR</text:p>
        </text:list-item>
        <text:list-item>
          <text:p text:style-name="P732">AK190953297BR</text:p>
        </text:list-item>
        <text:list-item>
          <text:p text:style-name="P733">AA165480272BR</text:p>
        </text:list-item>
        <text:list-item>
          <text:p text:style-name="P734">AA165941500BR</text:p>
        </text:list-item>
        <text:list-item>
          <text:p text:style-name="P735">AK196928976BR</text:p>
        </text:list-item>
        <text:list-item>
          <text:p text:style-name="P736">AK197515675BR</text:p>
        </text:list-item>
        <text:list-item>
          <text:p text:style-name="P737">AK196708122BR</text:p>
        </text:list-item>
        <text:list-item>
          <text:p text:style-name="P738">AK196633818BR</text:p>
        </text:list-item>
        <text:list-item>
          <text:p text:style-name="P739">AK196384568BR</text:p>
        </text:list-item>
        <text:list-item>
          <text:p text:style-name="P740">AK192491487BR</text:p>
        </text:list-item>
        <text:list-item>
          <text:p text:style-name="P741">AA163334379BR</text:p>
        </text:list-item>
        <text:list-item>
          <text:p text:style-name="P742">AK192740224BR</text:p>
        </text:list-item>
        <text:list-item>
          <text:p text:style-name="P743">AA163391654BR</text:p>
        </text:list-item>
        <text:list-item>
          <text:p text:style-name="P744">AK192115680BR</text:p>
        </text:list-item>
        <text:list-item>
          <text:p text:style-name="P745">AA162573409BR</text:p>
        </text:list-item>
        <text:list-item>
          <text:p text:style-name="P746">AK190186900BR</text:p>
        </text:list-item>
        <text:list-item>
          <text:p text:style-name="P747">AK191679248BR</text:p>
        </text:list-item>
        <text:list-item>
          <text:p text:style-name="P748">AA163751410BR</text:p>
        </text:list-item>
        <text:list-item>
          <text:p text:style-name="P749">AK192395905BR</text:p>
        </text:list-item>
        <text:list-item>
          <text:p text:style-name="P750">AK191532035BR</text:p>
        </text:list-item>
        <text:list-item>
          <text:p text:style-name="P751">AK194019363BR</text:p>
        </text:list-item>
        <text:list-item>
          <text:p text:style-name="P752">AK191631435BR</text:p>
        </text:list-item>
        <text:list-item>
          <text:p text:style-name="P753">AK191519731BR</text:p>
        </text:list-item>
        <text:list-item>
          <text:p text:style-name="P754">AK191650200BR</text:p>
        </text:list-item>
        <text:list-item>
          <text:p text:style-name="P755">AK191539395BR</text:p>
        </text:list-item>
        <text:list-item>
          <text:p text:style-name="P756">AA163061145BR</text:p>
        </text:list-item>
        <text:list-item>
          <text:p text:style-name="P757">AK196966926BR</text:p>
        </text:list-item>
        <text:list-item>
          <text:p text:style-name="P758">AK194531970BR</text:p>
        </text:list-item>
        <text:list-item>
          <text:p text:style-name="P759">AK194594816BR</text:p>
        </text:list-item>
        <text:list-item>
          <text:p text:style-name="P760">AK193674549BR</text:p>
        </text:list-item>
        <text:list-item>
          <text:p text:style-name="P761">AA163753035BR</text:p>
        </text:list-item>
        <text:list-item>
          <text:p text:style-name="P762">AA164199613BR</text:p>
        </text:list-item>
        <text:list-item>
          <text:p text:style-name="P763">AK194216200BR</text:p>
        </text:list-item>
        <text:list-item>
          <text:p text:style-name="P764">AK193593434BR</text:p>
        </text:list-item>
        <text:list-item>
          <text:p text:style-name="P765">AK194222766BR</text:p>
        </text:list-item>
        <text:list-item>
          <text:p text:style-name="P766">AA164456997BR</text:p>
        </text:list-item>
        <text:list-item>
          <text:p text:style-name="P767">AA164463247BR</text:p>
        </text:list-item>
        <text:list-item>
          <text:p text:style-name="P768">AA162718987BR</text:p>
        </text:list-item>
        <text:list-item>
          <text:p text:style-name="P769">AK190688861BR</text:p>
        </text:list-item>
        <text:list-item>
          <text:p text:style-name="P770">AK191433973BR</text:p>
        </text:list-item>
        <text:list-item>
          <text:p text:style-name="P771">AK191460276BR</text:p>
        </text:list-item>
        <text:list-item>
          <text:p text:style-name="P772">AA163139352BR</text:p>
        </text:list-item>
        <text:list-item>
          <text:p text:style-name="P773">AK191629595BR</text:p>
        </text:list-item>
        <text:list-item>
          <text:p text:style-name="P774">AK191594834BR</text:p>
        </text:list-item>
        <text:list-item>
          <text:p text:style-name="P775">AA163427552BR</text:p>
        </text:list-item>
        <text:list-item>
          <text:p text:style-name="P776">AK192707719BR</text:p>
        </text:list-item>
        <text:list-item>
          <text:p text:style-name="P777">AA162559146BR</text:p>
        </text:list-item>
        <text:list-item>
          <text:p text:style-name="P778">AK192465703BR</text:p>
        </text:list-item>
        <text:list-item>
          <text:p text:style-name="P779">AK191555518BR</text:p>
        </text:list-item>
        <text:list-item>
          <text:p text:style-name="P780">AK195020368BR</text:p>
        </text:list-item>
        <text:list-item>
          <text:p text:style-name="P781">AA164473071BR</text:p>
        </text:list-item>
        <text:list-item>
          <text:p text:style-name="P782">AK195214655BR</text:p>
        </text:list-item>
        <text:list-item>
          <text:p text:style-name="P783">AK194882724BR</text:p>
        </text:list-item>
        <text:list-item>
          <text:p text:style-name="P784">AK194779228BR</text:p>
        </text:list-item>
        <text:list-item>
          <text:p text:style-name="P785">AK191750891BR</text:p>
        </text:list-item>
        <text:list-item>
          <text:p text:style-name="P786">AK194084818BR</text:p>
        </text:list-item>
        <text:list-item>
          <text:p text:style-name="P787">AA164101870BR</text:p>
        </text:list-item>
        <text:list-item>
          <text:p text:style-name="P788">AK194805736BR</text:p>
        </text:list-item>
        <text:list-item>
          <text:p text:style-name="P789">AA164321181BR</text:p>
        </text:list-item>
        <text:list-item>
          <text:p text:style-name="P790">AA164246605BR</text:p>
        </text:list-item>
        <text:list-item>
          <text:p text:style-name="P791">AK195119045BR</text:p>
        </text:list-item>
        <text:list-item>
          <text:p text:style-name="P792">AA162557998BR</text:p>
        </text:list-item>
        <text:list-item>
          <text:p text:style-name="P793">AK191535221BR</text:p>
        </text:list-item>
        <text:list-item>
          <text:p text:style-name="P794">AK191523395BR</text:p>
        </text:list-item>
        <text:list-item>
          <text:p text:style-name="P795">AA163521456BR</text:p>
        </text:list-item>
        <text:list-item>
          <text:p text:style-name="P796">AA165667961BR</text:p>
        </text:list-item>
        <text:list-item>
          <text:p text:style-name="P797">AA165901324BR</text:p>
        </text:list-item>
        <text:list-item>
          <text:p text:style-name="P798">AA165900730BR</text:p>
        </text:list-item>
        <text:list-item>
          <text:p text:style-name="P799">AA165421725BR</text:p>
        </text:list-item>
        <text:list-item>
          <text:p text:style-name="P800">AK196922783BR</text:p>
        </text:list-item>
        <text:list-item>
          <text:p text:style-name="P801">AK192897258BR</text:p>
        </text:list-item>
        <text:list-item>
          <text:p text:style-name="P802">AK190708265BR</text:p>
        </text:list-item>
        <text:list-item>
          <text:p text:style-name="P803">AK192617050BR</text:p>
        </text:list-item>
        <text:list-item>
          <text:p text:style-name="P804">AK197202261BR</text:p>
        </text:list-item>
        <text:list-item>
          <text:p text:style-name="P805">AK194019686BR</text:p>
        </text:list-item>
        <text:list-item>
          <text:p text:style-name="P806">AK193851765BR</text:p>
        </text:list-item>
        <text:list-item>
          <text:p text:style-name="P807">AA165564383BR</text:p>
        </text:list-item>
        <text:list-item>
          <text:p text:style-name="P808">AA166075571BR</text:p>
        </text:list-item>
        <text:list-item>
          <text:p text:style-name="P809">AK197022993BR</text:p>
        </text:list-item>
        <text:list-item>
          <text:p text:style-name="P810">AA165372193BR</text:p>
        </text:list-item>
        <text:list-item>
          <text:p text:style-name="P811">AK196584520BR</text:p>
        </text:list-item>
        <text:list-item>
          <text:p text:style-name="P812">AA166146423BR</text:p>
        </text:list-item>
        <text:list-item>
          <text:p text:style-name="P813">AK197320949BR</text:p>
        </text:list-item>
        <text:list-item>
          <text:p text:style-name="P814">AA165516343BR</text:p>
        </text:list-item>
        <text:list-item>
          <text:p text:style-name="P815">AA164705867BR</text:p>
        </text:list-item>
        <text:list-item>
          <text:p text:style-name="P816">AA164556757BR</text:p>
        </text:list-item>
        <text:list-item>
          <text:p text:style-name="P817">AK197130975BR</text:p>
        </text:list-item>
        <text:list-item>
          <text:p text:style-name="P818">AA163140571BR</text:p>
        </text:list-item>
        <text:list-item>
          <text:p text:style-name="P819">AK195449231BR</text:p>
        </text:list-item>
        <text:list-item>
          <text:p text:style-name="P820">AK194261623BR</text:p>
        </text:list-item>
        <text:list-item>
          <text:p text:style-name="P821">AA163720355BR</text:p>
        </text:list-item>
        <text:list-item>
          <text:p text:style-name="P822">AA162920390BR</text:p>
        </text:list-item>
        <text:list-item>
          <text:p text:style-name="P823">AK193829736BR</text:p>
        </text:list-item>
        <text:list-item>
          <text:p text:style-name="P824">AK190231189BR</text:p>
        </text:list-item>
        <text:list-item>
          <text:p text:style-name="P825">AA162931066BR</text:p>
        </text:list-item>
        <text:list-item>
          <text:p text:style-name="P826">AA165526938BR</text:p>
        </text:list-item>
        <text:list-item>
          <text:p text:style-name="P827">AA164614667BR</text:p>
        </text:list-item>
        <text:list-item>
          <text:p text:style-name="P828">AK194451698BR</text:p>
        </text:list-item>
        <text:list-item>
          <text:p text:style-name="P829">AK195162998BR</text:p>
        </text:list-item>
        <text:list-item>
          <text:p text:style-name="P830">AK194933426BR</text:p>
        </text:list-item>
        <text:list-item>
          <text:p text:style-name="P831">AK194871412BR</text:p>
        </text:list-item>
        <text:list-item>
          <text:p text:style-name="P832">AK196406100BR</text:p>
        </text:list-item>
        <text:list-item>
          <text:p text:style-name="P833">AA165379758BR</text:p>
        </text:list-item>
        <text:list-item>
          <text:p text:style-name="P834">AA164721621BR</text:p>
        </text:list-item>
        <text:list-item>
          <text:p text:style-name="P835">AK190889744BR</text:p>
        </text:list-item>
        <text:list-item>
          <text:p text:style-name="P836">AK192488338BR</text:p>
        </text:list-item>
        <text:list-item>
          <text:p text:style-name="P837">AK196233545BR</text:p>
        </text:list-item>
        <text:list-item>
          <text:p text:style-name="P838">AK190364211BR</text:p>
        </text:list-item>
        <text:list-item>
          <text:p text:style-name="P839">AK196256949BR</text:p>
        </text:list-item>
        <text:list-item>
          <text:p text:style-name="P840">AA165188489BR</text:p>
        </text:list-item>
        <text:list-item>
          <text:p text:style-name="P841">AK197403966BR</text:p>
        </text:list-item>
        <text:list-item>
          <text:p text:style-name="P842">AA165168674BR</text:p>
        </text:list-item>
        <text:list-item>
          <text:p text:style-name="P843">AK196266606BR</text:p>
        </text:list-item>
        <text:list-item>
          <text:p text:style-name="P844">AA163821331BR</text:p>
        </text:list-item>
        <text:list-item>
          <text:p text:style-name="P845">AK190295017BR</text:p>
        </text:list-item>
        <text:list-item>
          <text:p text:style-name="P846">AA166051805BR</text:p>
        </text:list-item>
        <text:list-item>
          <text:p text:style-name="P847">AK197442465BR</text:p>
        </text:list-item>
        <text:list-item>
          <text:p text:style-name="P848">AA165891794BR</text:p>
        </text:list-item>
        <text:list-item>
          <text:p text:style-name="P849">AK196264375BR</text:p>
        </text:list-item>
        <text:list-item>
          <text:p text:style-name="P850">AA165549925BR</text:p>
        </text:list-item>
        <text:list-item>
          <text:p text:style-name="P851">AK197445039BR</text:p>
        </text:list-item>
        <text:list-item>
          <text:p text:style-name="P852">AK197541035BR</text:p>
        </text:list-item>
        <text:list-item>
          <text:p text:style-name="P853">AA164863845BR</text:p>
        </text:list-item>
        <text:list-item>
          <text:p text:style-name="P854">AK195540403BR</text:p>
        </text:list-item>
        <text:list-item>
          <text:p text:style-name="P855">AK196798922BR</text:p>
        </text:list-item>
        <text:list-item>
          <text:p text:style-name="P856">AK197535410BR</text:p>
        </text:list-item>
        <text:list-item>
          <text:p text:style-name="P857">AA165892503BR</text:p>
        </text:list-item>
        <text:list-item>
          <text:p text:style-name="P858">AK190323645BR</text:p>
        </text:list-item>
        <text:list-item>
          <text:p text:style-name="P859">AK194907050BR</text:p>
        </text:list-item>
        <text:list-item>
          <text:p text:style-name="P860">AK194014074BR</text:p>
        </text:list-item>
        <text:list-item>
          <text:p text:style-name="P861">AK193060801BR</text:p>
        </text:list-item>
        <text:list-item>
          <text:p text:style-name="P862">AA165846530BR</text:p>
        </text:list-item>
        <text:list-item>
          <text:p text:style-name="P863">AA165665807BR</text:p>
        </text:list-item>
        <text:list-item>
          <text:p text:style-name="P864">AK196882316BR</text:p>
        </text:list-item>
        <text:list-item>
          <text:p text:style-name="P865">AK196877625BR</text:p>
        </text:list-item>
        <text:list-item>
          <text:p text:style-name="P866">AA165574828BR</text:p>
        </text:list-item>
        <text:list-item>
          <text:p text:style-name="P867">AA165479376BR</text:p>
        </text:list-item>
        <text:list-item>
          <text:p text:style-name="P868">AK196344966BR</text:p>
        </text:list-item>
        <text:list-item>
          <text:p text:style-name="P869">AA101225855BR</text:p>
        </text:list-item>
        <text:list-item>
          <text:p text:style-name="P870">AK196774775BR</text:p>
        </text:list-item>
        <text:list-item>
          <text:p text:style-name="P871">AK197323485BR</text:p>
        </text:list-item>
        <text:list-item>
          <text:p text:style-name="P872">AK075717608BR</text:p>
        </text:list-item>
        <text:list-item>
          <text:p text:style-name="P873">AK190427628BR</text:p>
        </text:list-item>
        <text:list-item>
          <text:p text:style-name="P874">AA164525410BR</text:p>
        </text:list-item>
        <text:list-item>
          <text:p text:style-name="P875">AK195123328BR</text:p>
        </text:list-item>
        <text:list-item>
          <text:p text:style-name="P876">AK192829859BR</text:p>
        </text:list-item>
        <text:list-item>
          <text:p text:style-name="P877">AK196429397BR</text:p>
        </text:list-item>
        <text:list-item>
          <text:p text:style-name="P878">AK196618475BR</text:p>
        </text:list-item>
        <text:list-item>
          <text:p text:style-name="P879">AK196546929BR</text:p>
        </text:list-item>
        <text:list-item>
          <text:p text:style-name="P880">AK191465843BR</text:p>
        </text:list-item>
        <text:list-item>
          <text:p text:style-name="P881">AK191219670BR</text:p>
        </text:list-item>
        <text:list-item>
          <text:p text:style-name="P882">AK193437730BR</text:p>
        </text:list-item>
        <text:list-item>
          <text:p text:style-name="P883">AA163686115BR</text:p>
        </text:list-item>
        <text:list-item>
          <text:p text:style-name="P884">AA165219552BR</text:p>
        </text:list-item>
        <text:list-item>
          <text:p text:style-name="P885">AA163122811BR</text:p>
        </text:list-item>
        <text:list-item>
          <text:p text:style-name="P886">AK194974350BR</text:p>
        </text:list-item>
        <text:list-item>
          <text:p text:style-name="P887">AK194884495BR</text:p>
        </text:list-item>
        <text:list-item>
          <text:p text:style-name="P888">AK193400187BR</text:p>
        </text:list-item>
        <text:list-item>
          <text:p text:style-name="P889">AK192199645BR</text:p>
        </text:list-item>
        <text:list-item>
          <text:p text:style-name="P890">AK194727852BR</text:p>
        </text:list-item>
        <text:list-item>
          <text:p text:style-name="P891">AK197359304BR</text:p>
        </text:list-item>
        <text:list-item>
          <text:p text:style-name="P892">AK197321520BR</text:p>
        </text:list-item>
        <text:list-item>
          <text:p text:style-name="P893">AK196950170BR</text:p>
        </text:list-item>
        <text:list-item>
          <text:p text:style-name="P894">AK190555658BR</text:p>
        </text:list-item>
        <text:list-item>
          <text:p text:style-name="P895">AK196883585BR</text:p>
        </text:list-item>
        <text:list-item>
          <text:p text:style-name="P896">AA162754732BR</text:p>
        </text:list-item>
        <text:list-item>
          <text:p text:style-name="P897">AA165921315BR</text:p>
        </text:list-item>
        <text:list-item>
          <text:p text:style-name="P898">AK197492351BR</text:p>
        </text:list-item>
        <text:list-item>
          <text:p text:style-name="P899">AK197327774BR</text:p>
        </text:list-item>
        <text:list-item>
          <text:p text:style-name="P900">AK196487973BR</text:p>
        </text:list-item>
        <text:list-item>
          <text:p text:style-name="P901">AA165277745BR</text:p>
        </text:list-item>
        <text:list-item>
          <text:p text:style-name="P902">AK196392516BR</text:p>
        </text:list-item>
        <text:list-item>
          <text:p text:style-name="P903">AK197083122BR</text:p>
        </text:list-item>
        <text:list-item>
          <text:p text:style-name="P904">AA165974445BR</text:p>
        </text:list-item>
        <text:list-item>
          <text:p text:style-name="P905">AA165493038BR</text:p>
        </text:list-item>
        <text:list-item>
          <text:p text:style-name="P906">AA165182985BR</text:p>
        </text:list-item>
        <text:list-item>
          <text:p text:style-name="P907">AK197399294BR</text:p>
        </text:list-item>
        <text:list-item>
          <text:p text:style-name="P908">AK197526293BR</text:p>
        </text:list-item>
        <text:list-item>
          <text:p text:style-name="P909">AK197362325BR</text:p>
        </text:list-item>
        <text:list-item>
          <text:p text:style-name="P910">SY422776619BR</text:p>
        </text:list-item>
        <text:list-item>
          <text:p text:style-name="P911">AK196938942BR</text:p>
        </text:list-item>
        <text:list-item>
          <text:p text:style-name="P912">AK196772179BR</text:p>
        </text:list-item>
        <text:list-item>
          <text:p text:style-name="P913"><text:span text:style-name="T914">AK197294872BR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style:vertical-align="auto" fo:margin-top="0.1666in" fo:margin-bottom="0in" fo:line-height="107%"/>
      <style:text-properties style:font-name="Calibri Light" style:font-name-asian="Times New Roman" style:font-name-complex="Times New Roman" fo:color="#2F5496" style:letter-kerning="true" fo:font-size="16pt" style:font-size-asian="16pt" style:font-size-complex="16pt" fo:hyphenate="false"/>
    </style:style>
    <style:style style:name="Normal" style:display-name="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úmerodelinha" style:display-name="Número de linha" style:family="text" style:parent-style-name="Fonteparág.padrão"/>
    <style:style style:name="Textodenotadefim" style:display-name="Texto de nota de fim" style:family="paragraph" style:parent-style-name="Normal">
      <style:paragraph-properties fo:margin-bottom="0in"/>
      <style:text-properties style:font-size-complex="10pt" fo:hyphenate="false"/>
    </style:style>
    <style:style style:name="TextodenotadefimChar" style:display-name="Texto de nota de fim Char" style:family="text" style:parent-style-name="Fonteparág.padrão">
      <style:text-properties fo:font-size="10pt" style:font-size-asian="10pt" style:font-size-complex="10pt"/>
    </style:style>
    <style:style style:name="Ref.denotadefim" style:display-name="Ref. de nota de fim" style:family="text" style:parent-style-name="Fonteparág.padrão">
      <style:text-properties style:text-position="super 63.6%"/>
    </style:style>
    <style:style style:name="Fonteparág.padrão1" style:display-name="Fonte parág. padrão1" style:family="text"/>
    <style:style style:name="LO-Normal" style:display-name="LO-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Cabeçalho" style:display-name="Cabeçalho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style:style style:name="Rodapé" style:display-name="Rodapé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text:notes-configuration text:note-class="footnote" text:start-value="0" style:num-format="1" text:start-numbering-at="document" text:footnotes-position="page"/>
    <text:notes-configuration text:note-class="endnote" text:citation-style-name="Ref.denotadefim" text:citation-body-style-name="Ref.denotadefim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937in" fo:margin-left="0.5in" fo:margin-bottom="0in" fo:margin-right="0.5in" style:num-format="1" style:writing-mode="lr-tb">
        <style:columns fo:column-count="4" fo:column-gap="0.4923in"/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062in"/>
      </style:header-style>
      <style:footer-style>
        <style:header-footer-properties style:dynamic-spacing="true" fo:min-height="0.5in"/>
      </style:footer-style>
    </style:page-layout>
    <style:style style:name="P2" style:parent-style-name="LO-Normal" style:family="paragraph">
      <style:paragraph-properties fo:margin-bottom="0in" fo:margin-right="-1.1812in"/>
    </style:style>
    <style:style style:name="T3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4" style:parent-style-name="Fonteparág.padrão" style:family="text">
      <style:text-properties style:language-asian="pt" style:country-asian="BR"/>
    </style:style>
    <style:style style:name="TableColumn6" style:family="table-column">
      <style:table-column-properties style:column-width="0.0527in" style:use-optimal-column-width="false"/>
    </style:style>
    <style:style style:name="TableColumn7" style:family="table-column">
      <style:table-column-properties style:column-width="0.1972in" style:use-optimal-column-width="false"/>
    </style:style>
    <style:style style:name="TableColumn8" style:family="table-column">
      <style:table-column-properties style:column-width="0.8861in" style:use-optimal-column-width="false"/>
    </style:style>
    <style:style style:name="TableColumn9" style:family="table-column">
      <style:table-column-properties style:column-width="0.0527in" style:use-optimal-column-width="false"/>
    </style:style>
    <style:style style:name="TableColumn10" style:family="table-column">
      <style:table-column-properties style:column-width="0.1437in" style:use-optimal-column-width="false"/>
    </style:style>
    <style:style style:name="TableColumn11" style:family="table-column">
      <style:table-column-properties style:column-width="0.2423in" style:use-optimal-column-width="false"/>
    </style:style>
    <style:style style:name="TableColumn12" style:family="table-column">
      <style:table-column-properties style:column-width="0.0986in" style:use-optimal-column-width="false"/>
    </style:style>
    <style:style style:name="TableColumn13" style:family="table-column">
      <style:table-column-properties style:column-width="0.4895in" style:use-optimal-column-width="false"/>
    </style:style>
    <style:style style:name="TableColumn14" style:family="table-column">
      <style:table-column-properties style:column-width="0.0187in" style:use-optimal-column-width="false"/>
    </style:style>
    <style:style style:name="TableColumn15" style:family="table-column">
      <style:table-column-properties style:column-width="0.0895in" style:use-optimal-column-width="false"/>
    </style:style>
    <style:style style:name="TableColumn16" style:family="table-column">
      <style:table-column-properties style:column-width="0.1361in" style:use-optimal-column-width="false"/>
    </style:style>
    <style:style style:name="TableColumn17" style:family="table-column">
      <style:table-column-properties style:column-width="0.0611in" style:use-optimal-column-width="false"/>
    </style:style>
    <style:style style:name="TableColumn18" style:family="table-column">
      <style:table-column-properties style:column-width="0.2951in" style:use-optimal-column-width="false"/>
    </style:style>
    <style:style style:name="TableColumn19" style:family="table-column">
      <style:table-column-properties style:column-width="1.0756in" style:use-optimal-column-width="false"/>
    </style:style>
    <style:style style:name="TableColumn20" style:family="table-column">
      <style:table-column-properties style:column-width="0.1965in" style:use-optimal-column-width="false"/>
    </style:style>
    <style:style style:name="TableColumn21" style:family="table-column">
      <style:table-column-properties style:column-width="0.1201in" style:use-optimal-column-width="false"/>
    </style:style>
    <style:style style:name="TableColumn22" style:family="table-column">
      <style:table-column-properties style:column-width="0.1826in" style:use-optimal-column-width="false"/>
    </style:style>
    <style:style style:name="TableColumn23" style:family="table-column">
      <style:table-column-properties style:column-width="0.5465in" style:use-optimal-column-width="false"/>
    </style:style>
    <style:style style:name="TableColumn24" style:family="table-column">
      <style:table-column-properties style:column-width="0.0895in" style:use-optimal-column-width="false"/>
    </style:style>
    <style:style style:name="TableColumn25" style:family="table-column">
      <style:table-column-properties style:column-width="0.1972in" style:use-optimal-column-width="false"/>
    </style:style>
    <style:style style:name="TableColumn26" style:family="table-column">
      <style:table-column-properties style:column-width="0.2951in" style:use-optimal-column-width="false"/>
    </style:style>
    <style:style style:name="TableColumn27" style:family="table-column">
      <style:table-column-properties style:column-width="1.3923in" style:use-optimal-column-width="false"/>
    </style:style>
    <style:style style:name="TableColumn28" style:family="table-column">
      <style:table-column-properties style:column-width="0.1826in" style:use-optimal-column-width="false"/>
    </style:style>
    <style:style style:name="TableColumn29" style:family="table-column">
      <style:table-column-properties style:column-width="0.8333in" style:use-optimal-column-width="false"/>
    </style:style>
    <style:style style:name="Table5" style:family="table">
      <style:table-properties style:width="7.8756in" fo:margin-left="-0.3006in" table:align="left"/>
    </style:style>
    <style:style style:name="TableRow30" style:family="table-row">
      <style:table-row-properties style:min-row-height="0.1965in" style:use-optimal-row-height="false"/>
    </style:style>
    <style:style style:name="TableCell31" style:family="table-cell">
      <style:table-cell-properties fo:border="none" style:writing-mode="lr-tb" fo:padding-top="0in" fo:padding-left="0.0069in" fo:padding-bottom="0in" fo:padding-right="0.0069in"/>
    </style:style>
    <style:style style:name="P32" style:parent-style-name="LO-Normal" style:family="paragraph">
      <style:paragraph-properties fo:text-align="center" fo:margin-bottom="0in"/>
    </style:style>
    <style:style style:name="TableCell33" style:family="table-cell">
      <style:table-cell-properties fo:border="none" style:writing-mode="lr-tb" fo:padding-top="0in" fo:padding-left="0.0069in" fo:padding-bottom="0in" fo:padding-right="0.0069in"/>
    </style:style>
    <style:style style:name="P34" style:parent-style-name="LO-Normal" style:family="paragraph">
      <style:paragraph-properties fo:text-align="center" fo:margin-bottom="0in"/>
    </style:style>
    <style:style style:name="TableCell35" style:family="table-cell">
      <style:table-cell-properties fo:border="none" style:writing-mode="lr-tb" fo:padding-top="0in" fo:padding-left="0.0069in" fo:padding-bottom="0in" fo:padding-right="0.0069in"/>
    </style:style>
    <style:style style:name="P36" style:parent-style-name="LO-Normal" style:family="paragraph">
      <style:paragraph-properties fo:text-align="center" fo:margin-bottom="0in"/>
    </style:style>
    <style:style style:name="TableCell37" style:family="table-cell">
      <style:table-cell-properties fo:border="none" style:writing-mode="lr-tb" fo:padding-top="0in" fo:padding-left="0.0069in" fo:padding-bottom="0in" fo:padding-right="0.0069in"/>
    </style:style>
    <style:style style:name="P38" style:parent-style-name="LO-Normal" style:family="paragraph">
      <style:paragraph-properties fo:text-align="center" fo:margin-bottom="0in"/>
    </style:style>
    <style:style style:name="TableCell39" style:family="table-cell">
      <style:table-cell-properties fo:border="none" style:writing-mode="lr-tb" fo:padding-top="0in" fo:padding-left="0.0069in" fo:padding-bottom="0in" fo:padding-right="0.0069in"/>
    </style:style>
    <style:style style:name="P40" style:parent-style-name="LO-Normal" style:family="paragraph">
      <style:paragraph-properties fo:text-align="center" fo:margin-bottom="0in"/>
    </style:style>
    <style:style style:name="TableCell41" style:family="table-cell">
      <style:table-cell-properties fo:border="none" style:writing-mode="lr-tb" fo:padding-top="0in" fo:padding-left="0.0069in" fo:padding-bottom="0in" fo:padding-right="0.0069in"/>
    </style:style>
    <style:style style:name="P42" style:parent-style-name="LO-Normal" style:family="paragraph">
      <style:paragraph-properties fo:text-align="center" fo:margin-bottom="0in"/>
    </style:style>
    <style:style style:name="TableCell43" style:family="table-cell">
      <style:table-cell-properties fo:border="none" style:writing-mode="lr-tb" fo:padding-top="0in" fo:padding-left="0.0069in" fo:padding-bottom="0in" fo:padding-right="0.0069in"/>
    </style:style>
    <style:style style:name="P44" style:parent-style-name="LO-Normal" style:family="paragraph">
      <style:paragraph-properties fo:text-align="center" fo:margin-bottom="0in"/>
    </style:style>
    <style:style style:name="TableCell45" style:family="table-cell">
      <style:table-cell-properties fo:border="none" style:writing-mode="lr-tb" fo:padding-top="0in" fo:padding-left="0.0069in" fo:padding-bottom="0in" fo:padding-right="0.0069in"/>
    </style:style>
    <style:style style:name="P46" style:parent-style-name="LO-Normal" style:family="paragraph">
      <style:paragraph-properties fo:text-align="center" fo:margin-bottom="0in"/>
    </style:style>
    <style:style style:name="TableCell47" style:family="table-cell">
      <style:table-cell-properties fo:border="none" style:writing-mode="lr-tb" fo:padding-top="0in" fo:padding-left="0.0069in" fo:padding-bottom="0in" fo:padding-right="0.0069in"/>
    </style:style>
    <style:style style:name="P48" style:parent-style-name="LO-Normal" style:family="paragraph">
      <style:paragraph-properties fo:text-align="center" fo:margin-bottom="0in"/>
    </style:style>
    <style:style style:name="TableCell49" style:family="table-cell">
      <style:table-cell-properties fo:border="none" style:writing-mode="lr-tb" fo:padding-top="0in" fo:padding-left="0.0069in" fo:padding-bottom="0in" fo:padding-right="0.0069in"/>
    </style:style>
    <style:style style:name="P50" style:parent-style-name="LO-Normal" style:family="paragraph">
      <style:paragraph-properties fo:text-align="center" fo:margin-bottom="0in"/>
    </style:style>
    <style:style style:name="TableCell51" style:family="table-cell">
      <style:table-cell-properties fo:border="none" style:writing-mode="lr-tb" fo:padding-top="0in" fo:padding-left="0.0069in" fo:padding-bottom="0in" fo:padding-right="0.0069in"/>
    </style:style>
    <style:style style:name="P52" style:parent-style-name="LO-Normal" style:family="paragraph">
      <style:paragraph-properties fo:text-align="center" fo:margin-bottom="0in"/>
    </style:style>
    <style:style style:name="TableCell53" style:family="table-cell">
      <style:table-cell-properties fo:border="none" style:writing-mode="lr-tb" fo:padding-top="0in" fo:padding-left="0.0069in" fo:padding-bottom="0in" fo:padding-right="0.0069in"/>
    </style:style>
    <style:style style:name="P54" style:parent-style-name="LO-Normal" style:family="paragraph">
      <style:paragraph-properties fo:text-align="center" fo:margin-bottom="0in"/>
    </style:style>
    <style:style style:name="TableCell55" style:family="table-cell">
      <style:table-cell-properties fo:border="none" style:writing-mode="lr-tb" fo:padding-top="0in" fo:padding-left="0.0069in" fo:padding-bottom="0in" fo:padding-right="0.0069in"/>
    </style:style>
    <style:style style:name="P56" style:parent-style-name="LO-Normal" style:family="paragraph">
      <style:paragraph-properties fo:text-align="center" fo:margin-bottom="0in"/>
    </style:style>
    <style:style style:name="TableCell57" style:family="table-cell">
      <style:table-cell-properties fo:border="none" style:writing-mode="lr-tb" fo:padding-top="0in" fo:padding-left="0.0069in" fo:padding-bottom="0in" fo:padding-right="0.0069in"/>
    </style:style>
    <style:style style:name="P58" style:parent-style-name="LO-Normal" style:family="paragraph">
      <style:paragraph-properties fo:text-align="center" fo:margin-bottom="0in"/>
    </style:style>
    <style:style style:name="TableCell59" style:family="table-cell">
      <style:table-cell-properties fo:border="none" style:writing-mode="lr-tb" fo:padding-top="0in" fo:padding-left="0.0069in" fo:padding-bottom="0in" fo:padding-right="0.0069in"/>
    </style:style>
    <style:style style:name="P60" style:parent-style-name="LO-Normal" style:family="paragraph">
      <style:paragraph-properties fo:text-align="center" fo:margin-bottom="0in"/>
    </style:style>
    <style:style style:name="TableRow61" style:family="table-row">
      <style:table-row-properties style:row-height="0.3097in" style:use-optimal-row-height="false"/>
    </style:style>
    <style:style style:name="TableCell62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P63" style:parent-style-name="LO-Normal" style:family="paragraph">
      <style:text-properties fo:font-size="9pt" style:font-size-asian="9pt" style:font-size-complex="9pt"/>
    </style:style>
    <style:style style:name="TableCell64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65" style:parent-style-name="LO-Normal" style:family="paragraph">
      <style:paragraph-properties fo:text-align="center" fo:margin-bottom="0in"/>
    </style:style>
    <style:style style:name="TableCell66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67" style:parent-style-name="LO-Normal" style:family="paragraph">
      <style:paragraph-properties fo:margin-bottom="0in"/>
    </style:style>
    <style:style style:name="T68" style:parent-style-name="Fonteparág.padrão" style:family="text">
      <style:text-properties fo:font-size="9pt" style:font-size-asian="9pt" style:font-size-complex="9pt"/>
    </style:style>
    <style:style style:name="TableCell69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0" style:parent-style-name="LO-Normal" style:family="paragraph">
      <style:paragraph-properties fo:text-align="center" fo:margin-bottom="0in"/>
    </style:style>
    <style:style style:name="TableCell71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2" style:parent-style-name="LO-Normal" style:family="paragraph">
      <style:paragraph-properties fo:text-align="center" fo:margin-bottom="0in"/>
    </style:style>
    <style:style style:name="T73" style:parent-style-name="Fonteparág.padrão" style:family="text">
      <style:text-properties fo:font-size="8pt" style:font-size-asian="8pt" style:font-size-complex="9pt"/>
    </style:style>
    <style:style style:name="TableCell74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5" style:parent-style-name="LO-Normal" style:family="paragraph">
      <style:paragraph-properties fo:text-align="center" fo:margin-bottom="0in"/>
    </style:style>
    <style:style style:name="TableCell76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7" style:parent-style-name="LO-Normal" style:family="paragraph">
      <style:paragraph-properties fo:text-align="center" fo:margin-bottom="0in"/>
    </style:style>
    <style:style style:name="T78" style:parent-style-name="Fonteparág.padrão" style:family="text">
      <style:text-properties fo:font-size="8pt" style:font-size-asian="8pt" style:font-size-complex="9pt"/>
    </style:style>
    <style:style style:name="TableCell79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80" style:parent-style-name="LO-Normal" style:family="paragraph">
      <style:paragraph-properties fo:text-align="center" fo:margin-bottom="0in"/>
    </style:style>
    <style:style style:name="TableCell81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82" style:parent-style-name="LO-Normal" style:family="paragraph">
      <style:text-properties fo:font-size="9pt" style:font-size-asian="9pt" style:font-size-complex="9pt"/>
    </style:style>
    <style:style style:name="TableCell83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84" style:parent-style-name="LO-Normal" style:family="paragraph">
      <style:text-properties fo:font-size="9pt" style:font-size-asian="9pt" style:font-size-complex="9pt"/>
    </style:style>
    <style:style style:name="TableRow85" style:family="table-row">
      <style:table-row-properties style:row-height="0.1215in" style:use-optimal-row-height="false"/>
    </style:style>
    <style:style style:name="TableCell86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87" style:parent-style-name="LO-Normal" style:family="paragraph">
      <style:text-properties fo:font-size="9pt" style:font-size-asian="9pt" style:font-size-complex="9pt"/>
    </style:style>
    <style:style style:name="TableCell88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89" style:parent-style-name="LO-Normal" style:family="paragraph">
      <style:text-properties fo:font-size="9pt" style:font-size-asian="9pt" style:font-size-complex="9pt"/>
    </style:style>
    <style:style style:name="TableCell9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1" style:parent-style-name="LO-Normal" style:family="paragraph">
      <style:text-properties fo:font-size="9pt" style:font-size-asian="9pt" style:font-size-complex="9pt"/>
    </style:style>
    <style:style style:name="TableCell9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3" style:parent-style-name="LO-Normal" style:family="paragraph">
      <style:text-properties fo:font-size="9pt" style:font-size-asian="9pt" style:font-size-complex="9pt"/>
    </style:style>
    <style:style style:name="TableCell9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5" style:parent-style-name="LO-Normal" style:family="paragraph">
      <style:text-properties fo:font-size="9pt" style:font-size-asian="9pt" style:font-size-complex="9pt"/>
    </style:style>
    <style:style style:name="TableCell9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7" style:parent-style-name="LO-Normal" style:family="paragraph">
      <style:text-properties fo:font-size="9pt" style:font-size-asian="9pt" style:font-size-complex="9pt"/>
    </style:style>
    <style:style style:name="TableCell9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9" style:parent-style-name="LO-Normal" style:family="paragraph">
      <style:text-properties fo:font-size="9pt" style:font-size-asian="9pt" style:font-size-complex="9pt"/>
    </style:style>
    <style:style style:name="TableCell10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1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102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TableColumn104" style:family="table-column">
      <style:table-column-properties style:column-width="1.575in" style:use-optimal-column-width="false"/>
    </style:style>
    <style:style style:name="TableColumn105" style:family="table-column">
      <style:table-column-properties style:column-width="1.3784in" style:use-optimal-column-width="false"/>
    </style:style>
    <style:style style:name="TableColumn106" style:family="table-column">
      <style:table-column-properties style:column-width="0.8861in" style:use-optimal-column-width="false"/>
    </style:style>
    <style:style style:name="TableColumn107" style:family="table-column">
      <style:table-column-properties style:column-width="0.0527in" style:use-optimal-column-width="false"/>
    </style:style>
    <style:style style:name="TableColumn108" style:family="table-column">
      <style:table-column-properties style:column-width="1.2798in" style:use-optimal-column-width="false"/>
    </style:style>
    <style:style style:name="TableColumn109" style:family="table-column">
      <style:table-column-properties style:column-width="0.2951in" style:use-optimal-column-width="false"/>
    </style:style>
    <style:style style:name="TableColumn110" style:family="table-column">
      <style:table-column-properties style:column-width="1.575in" style:use-optimal-column-width="false"/>
    </style:style>
    <style:style style:name="TableColumn111" style:family="table-column">
      <style:table-column-properties style:column-width="0.8333in" style:use-optimal-column-width="false"/>
    </style:style>
    <style:style style:name="Table103" style:family="table">
      <style:table-properties style:width="7.8756in" fo:margin-left="0in" table:align="left"/>
    </style:style>
    <style:style style:name="TableRow112" style:family="table-row">
      <style:table-row-properties style:min-row-height="0.1298in" style:use-optimal-row-height="false" fo:keep-together="always"/>
    </style:style>
    <style:style style:name="TableCell113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14" style:parent-style-name="LO-Normal" style:family="paragraph">
      <style:paragraph-properties fo:text-align="center" fo:margin-bottom="0in"/>
    </style:style>
    <style:style style:name="T115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ableRow116" style:family="table-row">
      <style:table-row-properties style:row-height="0.0694in" style:use-optimal-row-height="false"/>
    </style:style>
    <style:style style:name="TableCell117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18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119" style:family="table-cell">
      <style:table-cell-properties fo:border-top="0.0208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120" style:parent-style-name="LO-Normal" style:family="paragraph">
      <style:text-properties fo:font-weight="bold" style:font-weight-asian="bold" fo:font-size="9pt" style:font-size-asian="9pt" style:font-size-complex="9pt"/>
    </style:style>
    <style:style style:name="TableCell121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22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123" style:family="table-row">
      <style:table-row-properties style:min-row-height="0.1576in" style:use-optimal-row-height="false"/>
    </style:style>
    <style:style style:name="TableCell124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25" style:parent-style-name="LO-Normal" style:family="paragraph">
      <style:paragraph-properties fo:text-align="center" fo:margin-bottom="0in"/>
    </style:style>
    <style:style style:name="T126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Cell127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128" style:parent-style-name="LO-Normal" style:family="paragraph">
      <style:paragraph-properties fo:text-align="center" fo:margin-bottom="0in"/>
      <style:text-properties fo:font-weight="bold" style:font-weight-asian="bold" fo:font-size="9pt" style:font-size-asian="9pt" style:font-size-complex="9pt"/>
    </style:style>
    <style:style style:name="TableCell129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0" style:parent-style-name="LO-Normal" style:family="paragraph">
      <style:paragraph-properties fo:text-align="center" fo:margin-bottom="0in"/>
    </style:style>
    <style:style style:name="T131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32" style:family="table-row">
      <style:table-row-properties style:min-row-height="0.1972in" style:use-optimal-row-height="false"/>
    </style:style>
    <style:style style:name="TableCell133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4" style:parent-style-name="LO-Normal" style:family="paragraph">
      <style:paragraph-properties fo:margin-bottom="0in"/>
    </style:style>
    <style:style style:name="T135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36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7" style:parent-style-name="LO-Normal" style:family="paragraph">
      <style:paragraph-properties fo:margin-bottom="0in" fo:margin-left="0.1263in" fo:text-indent="-0.1263in">
        <style:tab-stops/>
      </style:paragraph-properties>
    </style:style>
    <style:style style:name="T138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39" style:family="table-row">
      <style:table-row-properties style:min-row-height="0.1972in" style:use-optimal-row-height="false"/>
    </style:style>
    <style:style style:name="TableCell140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1" style:parent-style-name="LO-Normal" style:family="paragraph">
      <style:paragraph-properties fo:margin-bottom="0in"/>
    </style:style>
    <style:style style:name="T142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43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4" style:parent-style-name="LO-Normal" style:family="paragraph">
      <style:paragraph-properties fo:margin-bottom="0in"/>
    </style:style>
    <style:style style:name="T145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46" style:family="table-row">
      <style:table-row-properties style:min-row-height="0.1972in" style:use-optimal-row-height="false"/>
    </style:style>
    <style:style style:name="TableCell147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8" style:parent-style-name="LO-Normal" style:family="paragraph">
      <style:paragraph-properties fo:margin-bottom="0in"/>
      <style:text-properties fo:font-size="9pt" style:font-size-asian="9pt" style:font-size-complex="9pt"/>
    </style:style>
    <style:style style:name="TableCell149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0" style:parent-style-name="LO-Normal" style:family="paragraph">
      <style:paragraph-properties fo:margin-bottom="0in"/>
    </style:style>
    <style:style style:name="TableRow151" style:family="table-row">
      <style:table-row-properties style:min-row-height="0.1972in" style:use-optimal-row-height="false"/>
    </style:style>
    <style:style style:name="TableCell152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53" style:parent-style-name="LO-Normal" style:family="paragraph">
      <style:paragraph-properties fo:margin-bottom="0in"/>
    </style:style>
    <style:style style:name="T154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5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6" style:parent-style-name="LO-Normal" style:family="paragraph">
      <style:paragraph-properties fo:margin-bottom="0in"/>
    </style:style>
    <style:style style:name="T157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8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59" style:parent-style-name="LO-Normal" style:family="paragraph">
      <style:paragraph-properties fo:margin-bottom="0in"/>
    </style:style>
    <style:style style:name="T160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1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62" style:parent-style-name="LO-Normal" style:family="paragraph">
      <style:paragraph-properties fo:margin-bottom="0in"/>
    </style:style>
    <style:style style:name="T163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64" style:family="table-row">
      <style:table-row-properties style:min-row-height="0.1972in" style:use-optimal-row-height="false"/>
    </style:style>
    <style:style style:name="TableCell165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66" style:parent-style-name="LO-Normal" style:family="paragraph">
      <style:paragraph-properties fo:margin-bottom="0in"/>
    </style:style>
    <style:style style:name="T167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8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69" style:parent-style-name="LO-Normal" style:family="paragraph">
      <style:paragraph-properties fo:margin-bottom="0in"/>
    </style:style>
    <style:style style:name="T170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1" style:family="table-cell">
      <style:table-cell-properties fo:border-top="none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72" style:parent-style-name="LO-Normal" style:family="paragraph">
      <style:paragraph-properties fo:margin-bottom="0in"/>
    </style:style>
    <style:style style:name="T173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4" style:family="table-cell">
      <style:table-cell-properties fo:border-top="none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75" style:parent-style-name="LO-Normal" style:family="paragraph">
      <style:paragraph-properties fo:margin-bottom="0in"/>
    </style:style>
    <style:style style:name="T176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77" style:family="table-row">
      <style:table-row-properties style:row-height="0.0694in" style:use-optimal-row-height="false"/>
    </style:style>
    <style:style style:name="TableCell17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79" style:parent-style-name="LO-Normal" style:family="paragraph">
      <style:text-properties fo:font-weight="bold" style:font-weight-asian="bold" fo:font-size="8pt" style:font-size-asian="8pt" style:font-size-complex="8pt"/>
    </style:style>
    <style:style style:name="TableRow180" style:family="table-row">
      <style:table-row-properties style:row-height="0.1576in" style:use-optimal-row-height="false"/>
    </style:style>
    <style:style style:name="TableCell181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82" style:parent-style-name="LO-Normal" style:family="paragraph">
      <style:paragraph-properties fo:text-align="center" fo:margin-bottom="0in"/>
    </style:style>
    <style:style style:name="T183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84" style:family="table-row">
      <style:table-row-properties style:row-height="0.1576in" style:use-optimal-row-height="false"/>
    </style:style>
    <style:style style:name="TableCell185" style:family="table-cell">
      <style:table-cell-properties fo:border-top="0.0208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86" style:parent-style-name="LO-Normal" style:family="paragraph">
      <style:paragraph-properties fo:text-align="center" fo:margin-bottom="0in"/>
    </style:style>
    <style:style style:name="T187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88" style:parent-style-name="LO-Normal" style:family="paragraph">
      <style:paragraph-properties fo:text-align="center" fo:margin-bottom="0in"/>
    </style:style>
    <style:style style:name="T189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Cell190" style:family="table-cell">
      <style:table-cell-properties fo:border-top="0.0208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91" style:parent-style-name="LO-Normal" style:family="paragraph">
      <style:paragraph-properties fo:text-align="center" fo:margin-bottom="0in"/>
    </style:style>
    <style:style style:name="T192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93" style:parent-style-name="LO-Normal" style:family="paragraph">
      <style:paragraph-properties fo:text-align="center" fo:margin-bottom="0in"/>
    </style:style>
    <style:style style:name="T194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Row195" style:family="table-row">
      <style:table-row-properties style:row-height="0.1965in" style:use-optimal-row-height="false"/>
    </style:style>
    <style:style style:name="TableCell196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97" style:parent-style-name="LO-Normal" style:family="paragraph">
      <style:paragraph-properties fo:margin-bottom="0in"/>
    </style:style>
    <style:style style:name="TableCell198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99" style:parent-style-name="LO-Normal" style:family="paragraph">
      <style:paragraph-properties fo:text-align="center" fo:margin-bottom="0in"/>
    </style:style>
    <style:style style:name="TableRow200" style:family="table-row">
      <style:table-row-properties style:min-row-height="0.1965in" style:use-optimal-row-height="false"/>
    </style:style>
    <style:style style:name="TableCell201" style:family="table-cell">
      <style:table-cell-properties fo:border-top="0.0034in solid #000000" fo:border-left="0.0208in solid #000000" fo:border-bottom="0.0208in solid #000000" fo:border-right="0.0034in solid #000000" style:writing-mode="lr-tb" style:vertical-align="middle" fo:padding-top="0in" fo:padding-left="0.0194in" fo:padding-bottom="0in" fo:padding-right="0.0194in"/>
    </style:style>
    <style:style style:name="P202" style:parent-style-name="LO-Normal" style:family="paragraph">
      <style:paragraph-properties fo:margin-bottom="0in"/>
    </style:style>
    <style:style style:name="TableCell203" style:family="table-cell">
      <style:table-cell-properties fo:border-top="0.0034in solid #000000" fo:border-left="0.003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204" style:parent-style-name="LO-Normal" style:family="paragraph">
      <style:paragraph-properties fo:text-align="center" fo:margin-bottom="0in"/>
    </style:style>
    <style:style style:name="P205" style:parent-style-name="LO-Normal" style:family="paragraph">
      <style:paragraph-properties fo:margin-bottom="0in" fo:margin-right="-1.1812in"/>
    </style:style>
    <style:style style:name="T206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ableColumn208" style:family="table-column">
      <style:table-column-properties style:column-width="0.0527in" style:use-optimal-column-width="false"/>
    </style:style>
    <style:style style:name="TableColumn209" style:family="table-column">
      <style:table-column-properties style:column-width="0.1972in" style:use-optimal-column-width="false"/>
    </style:style>
    <style:style style:name="TableColumn210" style:family="table-column">
      <style:table-column-properties style:column-width="0.8861in" style:use-optimal-column-width="false"/>
    </style:style>
    <style:style style:name="TableColumn211" style:family="table-column">
      <style:table-column-properties style:column-width="0.0527in" style:use-optimal-column-width="false"/>
    </style:style>
    <style:style style:name="TableColumn212" style:family="table-column">
      <style:table-column-properties style:column-width="0.1437in" style:use-optimal-column-width="false"/>
    </style:style>
    <style:style style:name="TableColumn213" style:family="table-column">
      <style:table-column-properties style:column-width="0.2423in" style:use-optimal-column-width="false"/>
    </style:style>
    <style:style style:name="TableColumn214" style:family="table-column">
      <style:table-column-properties style:column-width="0.0986in" style:use-optimal-column-width="false"/>
    </style:style>
    <style:style style:name="TableColumn215" style:family="table-column">
      <style:table-column-properties style:column-width="0.4895in" style:use-optimal-column-width="false"/>
    </style:style>
    <style:style style:name="TableColumn216" style:family="table-column">
      <style:table-column-properties style:column-width="0.0187in" style:use-optimal-column-width="false"/>
    </style:style>
    <style:style style:name="TableColumn217" style:family="table-column">
      <style:table-column-properties style:column-width="0.0895in" style:use-optimal-column-width="false"/>
    </style:style>
    <style:style style:name="TableColumn218" style:family="table-column">
      <style:table-column-properties style:column-width="0.1361in" style:use-optimal-column-width="false"/>
    </style:style>
    <style:style style:name="TableColumn219" style:family="table-column">
      <style:table-column-properties style:column-width="0.0611in" style:use-optimal-column-width="false"/>
    </style:style>
    <style:style style:name="TableColumn220" style:family="table-column">
      <style:table-column-properties style:column-width="0.2951in" style:use-optimal-column-width="false"/>
    </style:style>
    <style:style style:name="TableColumn221" style:family="table-column">
      <style:table-column-properties style:column-width="1.0756in" style:use-optimal-column-width="false"/>
    </style:style>
    <style:style style:name="TableColumn222" style:family="table-column">
      <style:table-column-properties style:column-width="0.1965in" style:use-optimal-column-width="false"/>
    </style:style>
    <style:style style:name="TableColumn223" style:family="table-column">
      <style:table-column-properties style:column-width="0.1201in" style:use-optimal-column-width="false"/>
    </style:style>
    <style:style style:name="TableColumn224" style:family="table-column">
      <style:table-column-properties style:column-width="0.1826in" style:use-optimal-column-width="false"/>
    </style:style>
    <style:style style:name="TableColumn225" style:family="table-column">
      <style:table-column-properties style:column-width="0.5465in" style:use-optimal-column-width="false"/>
    </style:style>
    <style:style style:name="TableColumn226" style:family="table-column">
      <style:table-column-properties style:column-width="0.0895in" style:use-optimal-column-width="false"/>
    </style:style>
    <style:style style:name="TableColumn227" style:family="table-column">
      <style:table-column-properties style:column-width="0.1972in" style:use-optimal-column-width="false"/>
    </style:style>
    <style:style style:name="TableColumn228" style:family="table-column">
      <style:table-column-properties style:column-width="0.2951in" style:use-optimal-column-width="false"/>
    </style:style>
    <style:style style:name="TableColumn229" style:family="table-column">
      <style:table-column-properties style:column-width="1.3923in" style:use-optimal-column-width="false"/>
    </style:style>
    <style:style style:name="TableColumn230" style:family="table-column">
      <style:table-column-properties style:column-width="0.1826in" style:use-optimal-column-width="false"/>
    </style:style>
    <style:style style:name="TableColumn231" style:family="table-column">
      <style:table-column-properties style:column-width="0.8333in" style:use-optimal-column-width="false"/>
    </style:style>
    <style:style style:name="Table207" style:family="table">
      <style:table-properties style:width="7.8756in" fo:margin-left="0in" table:align="center"/>
    </style:style>
    <style:style style:name="TableRow232" style:family="table-row">
      <style:table-row-properties style:min-row-height="0.1965in" style:use-optimal-row-height="false"/>
    </style:style>
    <style:style style:name="TableCell233" style:family="table-cell">
      <style:table-cell-properties fo:border="none" style:writing-mode="lr-tb" fo:padding-top="0in" fo:padding-left="0.0069in" fo:padding-bottom="0in" fo:padding-right="0.0069in"/>
    </style:style>
    <style:style style:name="P234" style:parent-style-name="LO-Normal" style:family="paragraph">
      <style:paragraph-properties fo:text-align="center" fo:margin-bottom="0in"/>
    </style:style>
    <style:style style:name="TableCell235" style:family="table-cell">
      <style:table-cell-properties fo:border="none" style:writing-mode="lr-tb" fo:padding-top="0in" fo:padding-left="0.0069in" fo:padding-bottom="0in" fo:padding-right="0.0069in"/>
    </style:style>
    <style:style style:name="P236" style:parent-style-name="LO-Normal" style:family="paragraph">
      <style:paragraph-properties fo:text-align="center" fo:margin-bottom="0in"/>
    </style:style>
    <style:style style:name="TableCell237" style:family="table-cell">
      <style:table-cell-properties fo:border="none" style:writing-mode="lr-tb" fo:padding-top="0in" fo:padding-left="0.0069in" fo:padding-bottom="0in" fo:padding-right="0.0069in"/>
    </style:style>
    <style:style style:name="P238" style:parent-style-name="LO-Normal" style:family="paragraph">
      <style:paragraph-properties fo:text-align="center" fo:margin-bottom="0in"/>
    </style:style>
    <style:style style:name="TableCell239" style:family="table-cell">
      <style:table-cell-properties fo:border="none" style:writing-mode="lr-tb" fo:padding-top="0in" fo:padding-left="0.0069in" fo:padding-bottom="0in" fo:padding-right="0.0069in"/>
    </style:style>
    <style:style style:name="P240" style:parent-style-name="LO-Normal" style:family="paragraph">
      <style:paragraph-properties fo:text-align="center" fo:margin-bottom="0in"/>
    </style:style>
    <style:style style:name="TableCell241" style:family="table-cell">
      <style:table-cell-properties fo:border="none" style:writing-mode="lr-tb" fo:padding-top="0in" fo:padding-left="0.0069in" fo:padding-bottom="0in" fo:padding-right="0.0069in"/>
    </style:style>
    <style:style style:name="P242" style:parent-style-name="LO-Normal" style:family="paragraph">
      <style:paragraph-properties fo:text-align="center" fo:margin-bottom="0in"/>
    </style:style>
    <style:style style:name="TableCell243" style:family="table-cell">
      <style:table-cell-properties fo:border="none" style:writing-mode="lr-tb" fo:padding-top="0in" fo:padding-left="0.0069in" fo:padding-bottom="0in" fo:padding-right="0.0069in"/>
    </style:style>
    <style:style style:name="P244" style:parent-style-name="LO-Normal" style:family="paragraph">
      <style:paragraph-properties fo:text-align="center" fo:margin-bottom="0in"/>
    </style:style>
    <style:style style:name="TableCell245" style:family="table-cell">
      <style:table-cell-properties fo:border="none" style:writing-mode="lr-tb" fo:padding-top="0in" fo:padding-left="0.0069in" fo:padding-bottom="0in" fo:padding-right="0.0069in"/>
    </style:style>
    <style:style style:name="P246" style:parent-style-name="LO-Normal" style:family="paragraph">
      <style:paragraph-properties fo:text-align="center" fo:margin-bottom="0in"/>
    </style:style>
    <style:style style:name="TableCell247" style:family="table-cell">
      <style:table-cell-properties fo:border="none" style:writing-mode="lr-tb" fo:padding-top="0in" fo:padding-left="0.0069in" fo:padding-bottom="0in" fo:padding-right="0.0069in"/>
    </style:style>
    <style:style style:name="P248" style:parent-style-name="LO-Normal" style:family="paragraph">
      <style:paragraph-properties fo:text-align="center" fo:margin-bottom="0in"/>
    </style:style>
    <style:style style:name="TableCell249" style:family="table-cell">
      <style:table-cell-properties fo:border="none" style:writing-mode="lr-tb" fo:padding-top="0in" fo:padding-left="0.0069in" fo:padding-bottom="0in" fo:padding-right="0.0069in"/>
    </style:style>
    <style:style style:name="P250" style:parent-style-name="LO-Normal" style:family="paragraph">
      <style:paragraph-properties fo:text-align="center" fo:margin-bottom="0in"/>
    </style:style>
    <style:style style:name="TableCell251" style:family="table-cell">
      <style:table-cell-properties fo:border="none" style:writing-mode="lr-tb" fo:padding-top="0in" fo:padding-left="0.0069in" fo:padding-bottom="0in" fo:padding-right="0.0069in"/>
    </style:style>
    <style:style style:name="P252" style:parent-style-name="LO-Normal" style:family="paragraph">
      <style:paragraph-properties fo:text-align="center" fo:margin-bottom="0in"/>
    </style:style>
    <style:style style:name="TableCell253" style:family="table-cell">
      <style:table-cell-properties fo:border="none" style:writing-mode="lr-tb" fo:padding-top="0in" fo:padding-left="0.0069in" fo:padding-bottom="0in" fo:padding-right="0.0069in"/>
    </style:style>
    <style:style style:name="P254" style:parent-style-name="LO-Normal" style:family="paragraph">
      <style:paragraph-properties fo:text-align="center" fo:margin-bottom="0in"/>
    </style:style>
    <style:style style:name="TableCell255" style:family="table-cell">
      <style:table-cell-properties fo:border="none" style:writing-mode="lr-tb" fo:padding-top="0in" fo:padding-left="0.0069in" fo:padding-bottom="0in" fo:padding-right="0.0069in"/>
    </style:style>
    <style:style style:name="P256" style:parent-style-name="LO-Normal" style:family="paragraph">
      <style:paragraph-properties fo:text-align="center" fo:margin-bottom="0in"/>
    </style:style>
    <style:style style:name="TableCell257" style:family="table-cell">
      <style:table-cell-properties fo:border="none" style:writing-mode="lr-tb" fo:padding-top="0in" fo:padding-left="0.0069in" fo:padding-bottom="0in" fo:padding-right="0.0069in"/>
    </style:style>
    <style:style style:name="P258" style:parent-style-name="LO-Normal" style:family="paragraph">
      <style:paragraph-properties fo:text-align="center" fo:margin-bottom="0in"/>
    </style:style>
    <style:style style:name="TableCell259" style:family="table-cell">
      <style:table-cell-properties fo:border="none" style:writing-mode="lr-tb" fo:padding-top="0in" fo:padding-left="0.0069in" fo:padding-bottom="0in" fo:padding-right="0.0069in"/>
    </style:style>
    <style:style style:name="P260" style:parent-style-name="LO-Normal" style:family="paragraph">
      <style:paragraph-properties fo:text-align="center" fo:margin-bottom="0in"/>
    </style:style>
    <style:style style:name="TableCell261" style:family="table-cell">
      <style:table-cell-properties fo:border="none" style:writing-mode="lr-tb" fo:padding-top="0in" fo:padding-left="0.0069in" fo:padding-bottom="0in" fo:padding-right="0.0069in"/>
    </style:style>
    <style:style style:name="P262" style:parent-style-name="LO-Normal" style:family="paragraph">
      <style:paragraph-properties fo:text-align="center" fo:margin-bottom="0in"/>
    </style:style>
    <style:style style:name="TableRow263" style:family="table-row">
      <style:table-row-properties style:row-height="0.3097in" style:use-optimal-row-height="false"/>
    </style:style>
    <style:style style:name="TableCell264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T265" style:parent-style-name="Fonteparág.padrão" style:family="text">
      <style:text-properties fo:font-size="9pt" style:font-size-asian="9pt" style:font-size-complex="9pt" style:language-asian="pt" style:country-asian="BR"/>
    </style:style>
    <style:style style:name="TableCell266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67" style:parent-style-name="LO-Normal" style:family="paragraph">
      <style:paragraph-properties fo:text-align="center" fo:margin-bottom="0in"/>
    </style:style>
    <style:style style:name="TableCell268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69" style:parent-style-name="LO-Normal" style:family="paragraph">
      <style:paragraph-properties fo:margin-bottom="0in"/>
    </style:style>
    <style:style style:name="T270" style:parent-style-name="Fonteparág.padrão" style:family="text">
      <style:text-properties fo:font-size="9pt" style:font-size-asian="9pt" style:font-size-complex="9pt"/>
    </style:style>
    <style:style style:name="TableCell271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2" style:parent-style-name="LO-Normal" style:family="paragraph">
      <style:paragraph-properties fo:text-align="center" fo:margin-bottom="0in"/>
    </style:style>
    <style:style style:name="TableCell273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4" style:parent-style-name="LO-Normal" style:family="paragraph">
      <style:paragraph-properties fo:text-align="center" fo:margin-bottom="0in"/>
    </style:style>
    <style:style style:name="T275" style:parent-style-name="Fonteparág.padrão" style:family="text">
      <style:text-properties fo:font-size="8pt" style:font-size-asian="8pt" style:font-size-complex="9pt"/>
    </style:style>
    <style:style style:name="TableCell276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7" style:parent-style-name="LO-Normal" style:family="paragraph">
      <style:paragraph-properties fo:text-align="center" fo:margin-bottom="0in"/>
    </style:style>
    <style:style style:name="TableCell278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9" style:parent-style-name="LO-Normal" style:family="paragraph">
      <style:paragraph-properties fo:text-align="center" fo:margin-bottom="0in"/>
    </style:style>
    <style:style style:name="T280" style:parent-style-name="Fonteparág.padrão" style:family="text">
      <style:text-properties fo:font-size="8pt" style:font-size-asian="8pt" style:font-size-complex="9pt"/>
    </style:style>
    <style:style style:name="TableCell281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82" style:parent-style-name="LO-Normal" style:family="paragraph">
      <style:paragraph-properties fo:text-align="center" fo:margin-bottom="0in"/>
    </style:style>
    <style:style style:name="TableCell283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284" style:parent-style-name="LO-Normal" style:family="paragraph">
      <style:text-properties fo:font-size="9pt" style:font-size-asian="9pt" style:font-size-complex="9pt"/>
    </style:style>
    <style:style style:name="TableCell285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286" style:parent-style-name="LO-Normal" style:family="paragraph">
      <style:text-properties fo:font-size="9pt" style:font-size-asian="9pt" style:font-size-complex="9pt"/>
    </style:style>
    <style:style style:name="TableRow287" style:family="table-row">
      <style:table-row-properties style:row-height="0.1597in" style:use-optimal-row-height="false"/>
    </style:style>
    <style:style style:name="TableCell288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289" style:parent-style-name="LO-Normal" style:family="paragraph">
      <style:text-properties fo:font-size="9pt" style:font-size-asian="9pt" style:font-size-complex="9pt"/>
    </style:style>
    <style:style style:name="TableCell290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1" style:parent-style-name="LO-Normal" style:family="paragraph">
      <style:text-properties fo:font-size="9pt" style:font-size-asian="9pt" style:font-size-complex="9pt"/>
    </style:style>
    <style:style style:name="TableCell29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3" style:parent-style-name="LO-Normal" style:family="paragraph">
      <style:text-properties fo:font-size="9pt" style:font-size-asian="9pt" style:font-size-complex="9pt"/>
    </style:style>
    <style:style style:name="TableCell29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5" style:parent-style-name="LO-Normal" style:family="paragraph">
      <style:text-properties fo:font-size="9pt" style:font-size-asian="9pt" style:font-size-complex="9pt"/>
    </style:style>
    <style:style style:name="TableCell29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7" style:parent-style-name="LO-Normal" style:family="paragraph">
      <style:text-properties fo:font-size="9pt" style:font-size-asian="9pt" style:font-size-complex="9pt"/>
    </style:style>
    <style:style style:name="TableCell29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9" style:parent-style-name="LO-Normal" style:family="paragraph">
      <style:text-properties fo:font-size="9pt" style:font-size-asian="9pt" style:font-size-complex="9pt"/>
    </style:style>
    <style:style style:name="TableCell30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1" style:parent-style-name="LO-Normal" style:family="paragraph">
      <style:text-properties fo:font-size="9pt" style:font-size-asian="9pt" style:font-size-complex="9pt"/>
    </style:style>
    <style:style style:name="TableCell30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3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304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family="graphic" style:name="a0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61312" draw:style-name="a0" draw:name="Imagem 2" text:anchor-type="paragraph" svg:x="0.17986in" svg:y="-0.30694in" svg:width="1.36339in" svg:height="0.54945in" style:rel-width="scale" style:rel-height="scale"><draw:image xlink:href="media/image1.png" xlink:type="simple" xlink:show="embed" xlink:actuate="onLoad"/><svg:title/><svg:desc/></draw:frame></text:span></text:p>
        <text:p text:style-name="Cabeçalho"/>
        <text:p text:style-name="Cabeçalho"/>
      </style:header>
      <style:footer>
        <text:p text:style-name="Rodapé"><text:span text:style-name="T4"><draw:connector draw:type="line" svg:x1="-0.32301in" svg:y1="0.36393in" svg:x2="7.59713in" svg:y2="0.36393in" draw:z-index="251659264" draw:id="id0" draw:style-name="a1" draw:name="Conector reto 2" text:anchor-type="paragraph"><svg:title/><svg:desc/></draw:connector></text:span></text:p>
        <table:table table:style-name="Table5">
          <table:table-columns>
            <table:table-column table:style-name="TableColumn6"/>
            <table:table-column table:style-name="TableColumn7"/>
            <table:table-column table:style-name="TableColumn8"/>
            <table:table-column table:style-name="TableColumn9"/>
            <table:table-column table:style-name="TableColumn10"/>
            <table:table-column table:style-name="TableColumn11"/>
            <table:table-column table:style-name="TableColumn12"/>
            <table:table-column table:style-name="TableColumn13"/>
            <table:table-column table:style-name="TableColumn14"/>
            <table:table-column table:style-name="TableColumn15"/>
            <table:table-column table:style-name="TableColumn16"/>
            <table:table-column table:style-name="TableColumn17"/>
            <table:table-column table:style-name="TableColumn18"/>
            <table:table-column table:style-name="TableColumn19"/>
            <table:table-column table:style-name="TableColumn20"/>
            <table:table-column table:style-name="TableColumn21"/>
            <table:table-column table:style-name="TableColumn22"/>
            <table:table-column table:style-name="TableColumn23"/>
            <table:table-column table:style-name="TableColumn24"/>
            <table:table-column table:style-name="TableColumn25"/>
            <table:table-column table:style-name="TableColumn26"/>
            <table:table-column table:style-name="TableColumn27"/>
            <table:table-column table:style-name="TableColumn28"/>
            <table:table-column table:style-name="TableColumn29"/>
          </table:table-columns>
          <table:table-row table:style-name="TableRow30">
            <table:table-cell table:style-name="TableCell31" table:number-columns-spanned="2">
              <text:p text:style-name="P32"/>
            </table:table-cell>
            <table:covered-table-cell/>
            <table:table-cell table:style-name="TableCell33">
              <text:p text:style-name="P34"/>
            </table:table-cell>
            <table:table-cell table:style-name="TableCell35">
              <text:p text:style-name="P36"/>
            </table:table-cell>
            <table:table-cell table:style-name="TableCell37">
              <text:p text:style-name="P38"/>
            </table:table-cell>
            <table:table-cell table:style-name="TableCell39" table:number-columns-spanned="4">
              <text:p text:style-name="P40"/>
            </table:table-cell>
            <table:covered-table-cell/>
            <table:covered-table-cell/>
            <table:covered-table-cell/>
            <table:table-cell table:style-name="TableCell41">
              <text:p text:style-name="P42"/>
            </table:table-cell>
            <table:table-cell table:style-name="TableCell43" table:number-columns-spanned="2">
              <text:p text:style-name="P44"/>
            </table:table-cell>
            <table:covered-table-cell/>
            <table:table-cell table:style-name="TableCell45">
              <text:p text:style-name="P46"/>
            </table:table-cell>
            <table:table-cell table:style-name="TableCell47" table:number-columns-spanned="3">
              <text:p text:style-name="P48"/>
            </table:table-cell>
            <table:covered-table-cell/>
            <table:covered-table-cell/>
            <table:table-cell table:style-name="TableCell49">
              <text:p text:style-name="P50"/>
            </table:table-cell>
            <table:table-cell table:style-name="TableCell51" table:number-columns-spanned="3">
              <text:p text:style-name="P52"/>
            </table:table-cell>
            <table:covered-table-cell/>
            <table:covered-table-cell/>
            <table:table-cell table:style-name="TableCell53">
              <text:p text:style-name="P54"/>
            </table:table-cell>
            <table:table-cell table:style-name="TableCell55">
              <text:p text:style-name="P56"/>
            </table:table-cell>
            <table:table-cell table:style-name="TableCell57">
              <text:p text:style-name="P58"/>
            </table:table-cell>
            <table:table-cell table:style-name="TableCell59">
              <text:p text:style-name="P60"/>
            </table:table-cell>
          </table:table-row>
          <table:table-row table:style-name="TableRow61">
            <table:table-cell table:style-name="TableCell62">
              <text:p text:style-name="P63"/>
            </table:table-cell>
            <table:table-cell table:style-name="TableCell64" table:number-columns-spanned="5">
              <text:p text:style-name="P65">Arujá</text:p>
            </table:table-cell>
            <table:covered-table-cell/>
            <table:covered-table-cell/>
            <table:covered-table-cell/>
            <table:covered-table-cell/>
            <table:table-cell table:style-name="TableCell66">
              <text:p text:style-name="P67"><text:span text:style-name="T68">,</text:span></text:p>
            </table:table-cell>
            <table:table-cell table:style-name="TableCell69">
              <text:p text:style-name="P70">08</text:p>
            </table:table-cell>
            <table:table-cell table:style-name="TableCell71" table:number-columns-spanned="3">
              <text:p text:style-name="P72"><text:span text:style-name="T73">de</text:span></text:p>
            </table:table-cell>
            <table:covered-table-cell/>
            <table:covered-table-cell/>
            <table:table-cell table:style-name="TableCell74" table:number-columns-spanned="3">
              <text:p text:style-name="P75">Julho</text:p>
            </table:table-cell>
            <table:covered-table-cell/>
            <table:covered-table-cell/>
            <table:table-cell table:style-name="TableCell76">
              <text:p text:style-name="P77"><text:span text:style-name="T78">de</text:span></text:p>
            </table:table-cell>
            <table:table-cell table:style-name="TableCell79" table:number-columns-spanned="3">
              <text:p text:style-name="P80">2024</text:p>
            </table:table-cell>
            <table:covered-table-cell/>
            <table:covered-table-cell/>
            <table:table-cell table:style-name="TableCell81" table:number-rows-spanned="2">
              <text:p text:style-name="P82"/>
            </table:table-cell>
            <table:table-cell table:style-name="TableCell83" table:number-columns-spanned="5">
              <text:p text:style-name="P84"/>
            </table:table-cell>
            <table:covered-table-cell/>
            <table:covered-table-cell/>
            <table:covered-table-cell/>
            <table:covered-table-cell/>
          </table:table-row>
          <table:table-row table:style-name="TableRow85">
            <table:table-cell table:style-name="TableCell86">
              <text:p text:style-name="P87"/>
            </table:table-cell>
            <table:table-cell table:style-name="TableCell88" table:number-columns-spanned="5">
              <text:p text:style-name="P89"/>
            </table:table-cell>
            <table:covered-table-cell/>
            <table:covered-table-cell/>
            <table:covered-table-cell/>
            <table:covered-table-cell/>
            <table:table-cell table:style-name="TableCell90">
              <text:p text:style-name="P91"/>
            </table:table-cell>
            <table:table-cell table:style-name="TableCell92">
              <text:p text:style-name="P93"/>
            </table:table-cell>
            <table:table-cell table:style-name="TableCell94" table:number-columns-spanned="3">
              <text:p text:style-name="P95"/>
            </table:table-cell>
            <table:covered-table-cell/>
            <table:covered-table-cell/>
            <table:table-cell table:style-name="TableCell96" table:number-columns-spanned="3">
              <text:p text:style-name="P97"/>
            </table:table-cell>
            <table:covered-table-cell/>
            <table:covered-table-cell/>
            <table:table-cell table:style-name="TableCell98">
              <text:p text:style-name="P99"/>
            </table:table-cell>
            <table:table-cell table:style-name="TableCell100" table:number-columns-spanned="3">
              <text:p text:style-name="P101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02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  <style:master-page style:next-style-name="MP0" style:name="MPF0" style:page-layout-name="PL0">
      <style:header>
        <table:table table:style-name="Table103">
          <table:table-columns>
            <table:table-column table:style-name="TableColumn104"/>
            <table:table-column table:style-name="TableColumn105"/>
            <table:table-column table:style-name="TableColumn106"/>
            <table:table-column table:style-name="TableColumn107"/>
            <table:table-column table:style-name="TableColumn108"/>
            <table:table-column table:style-name="TableColumn109"/>
            <table:table-column table:style-name="TableColumn110"/>
            <table:table-column table:style-name="TableColumn111"/>
          </table:table-columns>
          <table:table-row table:style-name="TableRow112">
            <table:table-cell table:style-name="TableCell113" table:number-columns-spanned="8">
              <text:p text:style-name="P114"><text:span text:style-name="T115">PRÉ LISTA DE POSTAGEM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16">
            <table:table-cell table:style-name="TableCell117" table:number-columns-spanned="3">
              <text:p text:style-name="P118"/>
            </table:table-cell>
            <table:covered-table-cell/>
            <table:covered-table-cell/>
            <table:table-cell table:style-name="TableCell119">
              <text:p text:style-name="P120"/>
            </table:table-cell>
            <table:table-cell table:style-name="TableCell121" table:number-columns-spanned="4">
              <text:p text:style-name="P122"/>
            </table:table-cell>
            <table:covered-table-cell/>
            <table:covered-table-cell/>
            <table:covered-table-cell/>
          </table:table-row>
          <table:table-row table:style-name="TableRow123">
            <table:table-cell table:style-name="TableCell124" table:number-columns-spanned="3">
              <text:p text:style-name="P125"><text:span text:style-name="T126">R E M E T E N T E</text:span></text:p>
            </table:table-cell>
            <table:covered-table-cell/>
            <table:covered-table-cell/>
            <table:table-cell table:style-name="TableCell127" table:number-rows-spanned="6">
              <text:p text:style-name="P128"/>
            </table:table-cell>
            <table:table-cell table:style-name="TableCell129" table:number-columns-spanned="4">
              <text:p text:style-name="P130"><text:span text:style-name="T131">D E S T I N A T Á R I O</text:span></text:p>
            </table:table-cell>
            <table:covered-table-cell/>
            <table:covered-table-cell/>
            <table:covered-table-cell/>
          </table:table-row>
          <table:table-row table:style-name="TableRow132">
            <table:table-cell table:style-name="TableCell133" table:number-columns-spanned="3">
              <text:p text:style-name="P134"><text:span text:style-name="T135">NOME: inovalight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36" table:number-columns-spanned="4">
              <text:p text:style-name="P137"><text:span text:style-name="T138">NOME: correios</text:span></text:p>
            </table:table-cell>
            <table:covered-table-cell/>
            <table:covered-table-cell/>
            <table:covered-table-cell/>
          </table:table-row>
          <table:table-row table:style-name="TableRow139">
            <table:table-cell table:style-name="TableCell140" table:number-columns-spanned="3">
              <text:p text:style-name="P141"><text:span text:style-name="T142">ENDEREÇO: Rua Sergio Saleh Riman, 396, Casa 2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43" table:number-columns-spanned="4">
              <text:p text:style-name="P144"><text:span text:style-name="T145">ENDEREÇO: rodovia Alberto hinoto 3385<text:s/></text:span></text:p>
            </table:table-cell>
            <table:covered-table-cell/>
            <table:covered-table-cell/>
            <table:covered-table-cell/>
          </table:table-row>
          <table:table-row table:style-name="TableRow146">
            <table:table-cell table:style-name="TableCell147" table:number-columns-spanned="3">
              <text:p text:style-name="P148">Vila riman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49" table:number-columns-spanned="4">
              <text:p text:style-name="P150"/>
            </table:table-cell>
            <table:covered-table-cell/>
            <table:covered-table-cell/>
            <table:covered-table-cell/>
          </table:table-row>
          <table:table-row table:style-name="TableRow151">
            <table:table-cell table:style-name="TableCell152" table:number-columns-spanned="2">
              <text:p text:style-name="P153"><text:span text:style-name="T154">CIDADE: ARUJÁ</text:span></text:p>
            </table:table-cell>
            <table:covered-table-cell/>
            <table:table-cell table:style-name="TableCell155">
              <text:p text:style-name="P156"><text:span text:style-name="T157">UF: SP</text:span></text:p>
            </table:table-cell>
            <table:covered-table-cell>
              <text:p text:style-name="Normal"/>
            </table:covered-table-cell>
            <table:table-cell table:style-name="TableCell158" table:number-columns-spanned="3">
              <text:p text:style-name="P159"><text:span text:style-name="T160">CIDADE: Itaquaquecetuba</text:span></text:p>
            </table:table-cell>
            <table:covered-table-cell/>
            <table:covered-table-cell/>
            <table:table-cell table:style-name="TableCell161">
              <text:p text:style-name="P162"><text:span text:style-name="T163">UF: <text:s/>SP</text:span></text:p>
            </table:table-cell>
          </table:table-row>
          <table:table-row table:style-name="TableRow164">
            <table:table-cell table:style-name="TableCell165">
              <text:p text:style-name="P166"><text:span text:style-name="T167">CEP: 07401-075</text:span></text:p>
            </table:table-cell>
            <table:table-cell table:style-name="TableCell168" table:number-columns-spanned="2">
              <text:p text:style-name="P169"><text:span text:style-name="T170">CPF/CNPJ/DOC.ESTRANGEIRO:<text:s/></text:span></text:p>
            </table:table-cell>
            <table:covered-table-cell/>
            <table:covered-table-cell>
              <text:p text:style-name="Normal"/>
            </table:covered-table-cell>
            <table:table-cell table:style-name="TableCell171" table:number-columns-spanned="2">
              <text:p text:style-name="P172"><text:span text:style-name="T173">CEP:08589310</text:span></text:p>
            </table:table-cell>
            <table:covered-table-cell/>
            <table:table-cell table:style-name="TableCell174" table:number-columns-spanned="2">
              <text:p text:style-name="P175"><text:span text:style-name="T176">CPF/CNPJ/DOC.ESTRANGEIRO:<text:s/></text:span></text:p>
            </table:table-cell>
            <table:covered-table-cell/>
          </table:table-row>
          <table:table-row table:style-name="TableRow177">
            <table:table-cell table:style-name="TableCell178" table:number-columns-spanned="8">
              <text:p text:style-name="P17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0">
            <table:table-cell table:style-name="TableCell181" table:number-columns-spanned="8">
              <text:p text:style-name="P182"><text:span text:style-name="T183">I D E N T I F I C A Ç Ã O <text:s text:c="2"/>D O S <text:s text:c="2"/>PEDIDO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4">
            <table:table-cell table:style-name="TableCell185" table:number-columns-spanned="5">
              <text:p text:style-name="P186"><text:span text:style-name="T187">RASTREIOS</text:span></text:p>
              <text:p text:style-name="P188"><text:span text:style-name="T189">CONTEÚDO</text:span></text:p>
            </table:table-cell>
            <table:covered-table-cell/>
            <table:covered-table-cell/>
            <table:covered-table-cell/>
            <table:covered-table-cell/>
            <table:table-cell table:style-name="TableCell190" table:number-columns-spanned="3">
              <text:p text:style-name="P191"><text:span text:style-name="T192">DECLARAÇÕES</text:span></text:p>
              <text:p text:style-name="P193"><text:span text:style-name="T194">VALOR</text:span></text:p>
            </table:table-cell>
            <table:covered-table-cell/>
            <table:covered-table-cell/>
          </table:table-row>
          <table:table-row table:style-name="TableRow195">
            <table:table-cell table:style-name="TableCell196" table:number-columns-spanned="5">
              <text:p text:style-name="P197">154<text:s/>Mercado Livre (1°Carro)</text:p>
            </table:table-cell>
            <table:covered-table-cell/>
            <table:covered-table-cell/>
            <table:covered-table-cell/>
            <table:covered-table-cell/>
            <table:table-cell table:style-name="TableCell198" table:number-columns-spanned="3">
              <text:p text:style-name="P199">0</text:p>
            </table:table-cell>
            <table:covered-table-cell/>
            <table:covered-table-cell/>
          </table:table-row>
          <table:table-row table:style-name="TableRow200">
            <table:table-cell table:style-name="TableCell201" table:number-columns-spanned="5">
              <text:p text:style-name="P202">456<text:s/>Mercado Livre (2°Carro)</text:p>
            </table:table-cell>
            <table:covered-table-cell/>
            <table:covered-table-cell/>
            <table:covered-table-cell/>
            <table:covered-table-cell/>
            <table:table-cell table:style-name="TableCell203" table:number-columns-spanned="3">
              <text:p text:style-name="P204">1</text:p>
            </table:table-cell>
            <table:covered-table-cell/>
            <table:covered-table-cell/>
          </table:table-row>
        </table:table>
        <text:p text:style-name="P205"><text:span text:style-name="T206"><draw:frame draw:z-index="251663360" draw:style-name="a2" draw:name="Imagem 2" text:anchor-type="paragraph" svg:x="0.17986in" svg:y="-0.30694in" svg:width="1.36339in" svg:height="0.54945in" style:rel-width="scale" style:rel-height="scale"><draw:image xlink:href="media/image1.png" xlink:type="simple" xlink:show="embed" xlink:actuate="onLoad"/><svg:title/><svg:desc/></draw:frame></text:span></text:p>
        <text:p text:style-name="Cabeçalho"/>
      </style:header>
      <style:footer>
        <text:p text:style-name="Rodapé"/>
        <table:table table:style-name="Table207">
          <table:table-columns>
            <table:table-column table:style-name="TableColumn208"/>
            <table:table-column table:style-name="TableColumn209"/>
            <table:table-column table:style-name="TableColumn210"/>
            <table:table-column table:style-name="TableColumn211"/>
            <table:table-column table:style-name="TableColumn212"/>
            <table:table-column table:style-name="TableColumn213"/>
            <table:table-column table:style-name="TableColumn214"/>
            <table:table-column table:style-name="TableColumn215"/>
            <table:table-column table:style-name="TableColumn216"/>
            <table:table-column table:style-name="TableColumn217"/>
            <table:table-column table:style-name="TableColumn218"/>
            <table:table-column table:style-name="TableColumn219"/>
            <table:table-column table:style-name="TableColumn220"/>
            <table:table-column table:style-name="TableColumn221"/>
            <table:table-column table:style-name="TableColumn222"/>
            <table:table-column table:style-name="TableColumn223"/>
            <table:table-column table:style-name="TableColumn224"/>
            <table:table-column table:style-name="TableColumn225"/>
            <table:table-column table:style-name="TableColumn226"/>
            <table:table-column table:style-name="TableColumn227"/>
            <table:table-column table:style-name="TableColumn228"/>
            <table:table-column table:style-name="TableColumn229"/>
            <table:table-column table:style-name="TableColumn230"/>
            <table:table-column table:style-name="TableColumn231"/>
          </table:table-columns>
          <table:table-row table:style-name="TableRow232">
            <table:table-cell table:style-name="TableCell233" table:number-columns-spanned="2">
              <text:p text:style-name="P234"/>
            </table:table-cell>
            <table:covered-table-cell/>
            <table:table-cell table:style-name="TableCell235">
              <text:p text:style-name="P236"/>
            </table:table-cell>
            <table:table-cell table:style-name="TableCell237">
              <text:p text:style-name="P238"/>
            </table:table-cell>
            <table:table-cell table:style-name="TableCell239">
              <text:p text:style-name="P240"/>
            </table:table-cell>
            <table:table-cell table:style-name="TableCell241" table:number-columns-spanned="4">
              <text:p text:style-name="P242"/>
            </table:table-cell>
            <table:covered-table-cell/>
            <table:covered-table-cell/>
            <table:covered-table-cell/>
            <table:table-cell table:style-name="TableCell243">
              <text:p text:style-name="P244"/>
            </table:table-cell>
            <table:table-cell table:style-name="TableCell245" table:number-columns-spanned="2">
              <text:p text:style-name="P246"/>
            </table:table-cell>
            <table:covered-table-cell/>
            <table:table-cell table:style-name="TableCell247">
              <text:p text:style-name="P248"/>
            </table:table-cell>
            <table:table-cell table:style-name="TableCell249" table:number-columns-spanned="3">
              <text:p text:style-name="P250"/>
            </table:table-cell>
            <table:covered-table-cell/>
            <table:covered-table-cell/>
            <table:table-cell table:style-name="TableCell251">
              <text:p text:style-name="P252"/>
            </table:table-cell>
            <table:table-cell table:style-name="TableCell253" table:number-columns-spanned="3">
              <text:p text:style-name="P254"/>
            </table:table-cell>
            <table:covered-table-cell/>
            <table:covered-table-cell/>
            <table:table-cell table:style-name="TableCell255">
              <text:p text:style-name="P256"/>
            </table:table-cell>
            <table:table-cell table:style-name="TableCell257">
              <text:p text:style-name="P258"/>
            </table:table-cell>
            <table:table-cell table:style-name="TableCell259">
              <text:p text:style-name="P260"/>
            </table:table-cell>
            <table:table-cell table:style-name="TableCell261">
              <text:p text:style-name="P262"/>
            </table:table-cell>
          </table:table-row>
          <table:table-row table:style-name="TableRow263">
            <table:table-cell table:style-name="TableCell264">
              <text:p text:style-name="LO-Normal"><text:span text:style-name="T265"><draw:connector draw:type="line" svg:x1="-0.0125in" svg:y1="-0.04514in" svg:x2="7.85208in" svg:y2="-0.04514in" draw:z-index="251664384" draw:id="id1" draw:style-name="a3" draw:name="Conector reto 4" text:anchor-type="paragraph"><svg:title/><svg:desc/></draw:connector></text:span></text:p>
            </table:table-cell>
            <table:table-cell table:style-name="TableCell266" table:number-columns-spanned="5">
              <text:p text:style-name="P267">Arujá</text:p>
            </table:table-cell>
            <table:covered-table-cell/>
            <table:covered-table-cell/>
            <table:covered-table-cell/>
            <table:covered-table-cell/>
            <table:table-cell table:style-name="TableCell268">
              <text:p text:style-name="P269"><text:span text:style-name="T270">,</text:span></text:p>
            </table:table-cell>
            <table:table-cell table:style-name="TableCell271">
              <text:p text:style-name="P272">08</text:p>
            </table:table-cell>
            <table:table-cell table:style-name="TableCell273" table:number-columns-spanned="3">
              <text:p text:style-name="P274"><text:span text:style-name="T275">de</text:span></text:p>
            </table:table-cell>
            <table:covered-table-cell/>
            <table:covered-table-cell/>
            <table:table-cell table:style-name="TableCell276" table:number-columns-spanned="3">
              <text:p text:style-name="P277">Julho</text:p>
            </table:table-cell>
            <table:covered-table-cell/>
            <table:covered-table-cell/>
            <table:table-cell table:style-name="TableCell278">
              <text:p text:style-name="P279"><text:span text:style-name="T280">de</text:span></text:p>
            </table:table-cell>
            <table:table-cell table:style-name="TableCell281" table:number-columns-spanned="3">
              <text:p text:style-name="P282">2024</text:p>
            </table:table-cell>
            <table:covered-table-cell/>
            <table:covered-table-cell/>
            <table:table-cell table:style-name="TableCell283" table:number-rows-spanned="2">
              <text:p text:style-name="P284"/>
            </table:table-cell>
            <table:table-cell table:style-name="TableCell285" table:number-columns-spanned="5">
              <text:p text:style-name="P286"/>
            </table:table-cell>
            <table:covered-table-cell/>
            <table:covered-table-cell/>
            <table:covered-table-cell/>
            <table:covered-table-cell/>
          </table:table-row>
          <table:table-row table:style-name="TableRow287">
            <table:table-cell table:style-name="TableCell288">
              <text:p text:style-name="P289"/>
            </table:table-cell>
            <table:table-cell table:style-name="TableCell290" table:number-columns-spanned="5">
              <text:p text:style-name="P291"/>
            </table:table-cell>
            <table:covered-table-cell/>
            <table:covered-table-cell/>
            <table:covered-table-cell/>
            <table:covered-table-cell/>
            <table:table-cell table:style-name="TableCell292">
              <text:p text:style-name="P293"/>
            </table:table-cell>
            <table:table-cell table:style-name="TableCell294">
              <text:p text:style-name="P295"/>
            </table:table-cell>
            <table:table-cell table:style-name="TableCell296" table:number-columns-spanned="3">
              <text:p text:style-name="P297"/>
            </table:table-cell>
            <table:covered-table-cell/>
            <table:covered-table-cell/>
            <table:table-cell table:style-name="TableCell298" table:number-columns-spanned="3">
              <text:p text:style-name="P299"/>
            </table:table-cell>
            <table:covered-table-cell/>
            <table:covered-table-cell/>
            <table:table-cell table:style-name="TableCell300">
              <text:p text:style-name="P301"/>
            </table:table-cell>
            <table:table-cell table:style-name="TableCell302" table:number-columns-spanned="3">
              <text:p text:style-name="P303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304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 Brochini</meta:initial-creator>
    <dc:creator>157-PC</dc:creator>
    <meta:creation-date>2024-07-08T18:57:00Z</meta:creation-date>
    <dc:date>2024-07-08T18:57:00Z</dc:date>
    <meta:print-date>2024-06-22T13:57:00Z</meta:print-date>
    <meta:template xlink:href="Normal" xlink:type="simple"/>
    <meta:editing-cycles>2</meta:editing-cycles>
    <meta:editing-duration>PT0S</meta:editing-duration>
    <meta:document-statistic meta:page-count="3" meta:paragraph-count="17" meta:word-count="1334" meta:character-count="8523" meta:row-count="60" meta:non-whitespace-character-count="7206"/>
  </office:meta>
</office:document-meta>
</file>